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6.75mm"/>
    </style:style>
    <style:style style:name="co2" style:family="table-column">
      <style:table-column-properties fo:break-before="auto" style:column-width="22.86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34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01mm"/>
    </style:style>
    <style:style style:name="co7" style:family="table-column">
      <style:table-column-properties fo:break-before="auto" style:column-width="12.1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7.76mm" fo:break-before="auto" style:use-optimal-row-height="true"/>
    </style:style>
    <style:style style:name="ro3" style:family="table-row">
      <style:table-row-properties style:row-height="13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text-position="" style:font-name="Liberation Mono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66cc" style:text-outline="false" style:text-line-through-style="none" style:text-line-through-type="none" style:text-position="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text-position="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text-position="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66ff" style:text-outline="false" style:text-line-through-style="none" style:text-line-through-type="none" style:text-position="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cc00" style:text-outline="false" style:text-line-through-style="none" style:text-line-through-type="none" style:text-position="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2" style:family="table-cell" style:parent-style-name="Default">
      <style:text-properties style:text-position="" style:font-name="Liberation Mono" fo:font-size="9pt" style:font-size-asian="9pt" style:font-size-complex="9pt"/>
    </style:style>
    <style:style style:name="ce2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66ff" style:text-outline="false" style:text-line-through-style="none" style:text-line-through-type="none" style:text-position="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21" style:family="table-cell" style:parent-style-name="Default">
      <style:table-cell-properties fo:wrap-option="wrap"/>
      <style:text-properties style:text-position="" style:font-name="Liberation Mono" fo:font-size="9pt" style:font-size-asian="9pt" style:font-size-complex="9pt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9933" style:text-outline="false" style:text-line-through-style="none" style:text-line-through-type="none" style:text-position="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24" style:family="table-cell" style:parent-style-name="Default" style:data-style-name="N61">
      <style:text-properties style:text-position="" style:font-name="Liberation Mono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61">
      <style:text-properties style:text-position="" style:font-name="Liberation Mono" fo:font-size="9pt" style:font-size-asian="9pt" style:font-size-complex="9pt"/>
    </style:style>
    <style:style style:name="ce26" style:family="table-cell" style:parent-style-name="Default">
      <style:text-properties style:text-position="" style:font-name="Liberation Mono"/>
    </style:style>
    <style:style style:name="ce27" style:family="table-cell" style:parent-style-name="Default" style:data-style-name="N131">
      <style:table-cell-properties fo:wrap-option="wrap"/>
      <style:text-properties style:text-position="" style:font-name="Liberation Mono" fo:font-size="9pt" style:font-size-asian="9pt" style:font-size-complex="9pt"/>
    </style:style>
    <style:style style:name="ce2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9900" style:text-outline="false" style:text-line-through-style="none" style:text-line-through-typ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29" style:family="table-cell" style:parent-style-name="Default" style:data-style-name="N131">
      <style:text-properties style:text-position="" style:font-name="Liberation Mono" fo:font-size="9pt" style:font-size-asian="9pt" style:font-size-complex="9pt"/>
    </style:style>
    <style:style style:name="ce3" style:family="table-cell" style:parent-style-name="Default">
      <style:text-properties style:text-position="" style:font-name="Liberation Mono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 style:data-style-name="N131">
      <style:text-properties style:text-position="" style:font-name="Liberation Mono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131">
      <style:text-properties style:text-position="" style:font-name="Liberation Mono"/>
    </style:style>
    <style:style style:name="ce32" style:family="table-cell" style:parent-style-name="Default" style:data-style-name="N131">
      <style:text-properties style:text-position="" style:font-name="Liberation Mono"/>
    </style:style>
    <style:style style:name="ce33" style:family="table-cell" style:parent-style-name="Default" style:data-style-name="N131">
      <style:text-properties style:text-position="" style:font-name="Liberation Mono" fo:font-size="9pt" style:font-size-asian="9pt" style:font-size-complex="9pt"/>
    </style:style>
    <style:style style:name="ce34" style:family="table-cell" style:parent-style-name="Default" style:data-style-name="N131">
      <style:text-properties style:text-position="" style:font-name="Liberation Mono" fo:font-size="9pt" style:font-size-asian="9pt" style:font-size-complex="9pt"/>
    </style:style>
    <style:style style:name="ce35" style:family="table-cell" style:parent-style-name="Default" style:data-style-name="N131">
      <style:text-properties style:text-position="" style:font-name="Liberation Mono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131">
      <style:text-properties style:text-position="" style:font-name="Liberation Mono"/>
    </style:style>
    <style:style style:name="ce37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9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46" style:family="table-cell" style:parent-style-name="Default">
      <style:table-cell-properties fo:wrap-option="wrap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ext-properties style:font-name="Liberation Mono" fo:font-size="9pt" style:font-size-asian="9pt" style:font-size-complex="9pt"/>
    </style:style>
    <style:style style:name="ce48" style:family="table-cell" style:parent-style-name="Defaul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9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5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66cc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5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66ff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6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cc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6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66ff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66" style:family="table-cell" style:parent-style-name="Default">
      <style:table-cell-properties fo:wrap-option="wrap"/>
      <style:text-properties style:font-name="Liberation Mono" fo:font-size="9pt" style:font-size-asian="9pt" style:font-size-complex="9pt"/>
    </style:style>
    <style:style style:name="ce6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9933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6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69" style:family="table-cell" style:parent-style-name="Default" style:data-style-name="N61"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70" style:family="table-cell" style:parent-style-name="Default" style:data-style-name="N61">
      <style:text-properties style:font-name="Liberation Mono" fo:font-size="9pt" style:font-size-asian="9pt" style:font-size-complex="9pt"/>
    </style:style>
    <style:style style:name="ce71" style:family="table-cell" style:parent-style-name="Default">
      <style:text-properties style:font-name="Liberation Mono"/>
    </style:style>
    <style:style style:name="ce72" style:family="table-cell" style:parent-style-name="Default" style:data-style-name="N131">
      <style:table-cell-properties fo:wrap-option="wrap"/>
      <style:text-properties style:font-name="Liberation Mono" fo:font-size="9pt" style:font-size-asian="9pt" style:font-size-complex="9pt"/>
    </style:style>
    <style:style style:name="ce7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99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74" style:family="table-cell" style:parent-style-name="Default" style:data-style-name="N131">
      <style:text-properties style:font-name="Liberation Mono" fo:font-size="9pt" style:font-size-asian="9pt" style:font-size-complex="9pt"/>
    </style:style>
    <style:style style:name="ce75" style:family="table-cell" style:parent-style-name="Default" style:data-style-name="N131"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76" style:family="table-cell" style:parent-style-name="Default" style:data-style-name="N131">
      <style:text-properties style:font-name="Liberation Mono"/>
    </style:style>
    <style:style style:name="ce77" style:family="table-cell" style:parent-style-name="Default" style:data-style-name="N131">
      <style:text-properties style:font-name="Liberation Mono"/>
    </style:style>
    <style:style style:name="ce78" style:family="table-cell" style:parent-style-name="Default" style:data-style-name="N131">
      <style:text-properties style:font-name="Liberation Mono" fo:font-size="9pt" style:font-size-asian="9pt" style:font-size-complex="9pt"/>
    </style:style>
    <style:style style:name="ce79" style:family="table-cell" style:parent-style-name="Default" style:data-style-name="N131">
      <style:text-properties style:font-name="Liberation Mono" fo:font-size="9pt" style:font-size-asian="9pt" style:font-size-complex="9pt"/>
    </style:style>
    <style:style style:name="ce80" style:family="table-cell" style:parent-style-name="Default" style:data-style-name="N131"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81" style:family="table-cell" style:parent-style-name="Default" style:data-style-name="N131">
      <style:text-properties style:font-name="Liberation Mono"/>
    </style:style>
    <style:style style:name="ce8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ull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7" table:default-cell-style-name="ce2"/>
        <table:table-column table:style-name="co5" table:default-cell-style-name="ce2"/>
        <table:table-column table:style-name="co6" table:number-columns-repeated="2" table:default-cell-style-name="ce33"/>
        <table:table-column table:style-name="co5" table:default-cell-style-name="ce2"/>
        <table:table-column table:style-name="co7" table:default-cell-style-name="ce2"/>
        <table:table-column table:style-name="co5" table:number-columns-repeated="1006" table:default-cell-style-name="ce2"/>
        <table:table-column table:style-name="co5" table:default-cell-style-name="Default"/>
        <table:table-row table:style-name="ro1">
          <table:table-cell table:style-name="ce1"/>
          <table:table-cell table:style-name="ce5" table:number-columns-repeated="5"/>
          <table:table-cell table:style-name="ce21" table:number-columns-repeated="2"/>
          <table:table-cell table:style-name="ce5"/>
          <table:table-cell table:style-name="ce21" table:number-columns-repeated="2"/>
          <table:table-cell/>
          <table:table-cell table:style-name="ce21"/>
          <table:table-cell table:style-name="ce27" table:number-columns-repeated="2"/>
          <table:table-cell table:style-name="ce21" table:number-columns-repeated="999"/>
          <table:table-cell table:number-columns-repeated="10"/>
        </table:table-row>
        <table:table-row table:style-name="ro2">
          <table:table-cell table:style-name="ce1"/>
          <table:table-cell table:style-name="ce6" office:value-type="string" calcext:value-type="string" table:number-columns-spanned="10" table:number-rows-spanned="1">
            <text:p>Result summary</text:p>
          </table:table-cell>
          <table:covered-table-cell table:number-columns-repeated="3" table:style-name="ce5"/>
          <table:covered-table-cell table:style-name="ce19"/>
          <table:covered-table-cell table:number-columns-repeated="2" table:style-name="ce21"/>
          <table:covered-table-cell table:style-name="ce19"/>
          <table:covered-table-cell table:number-columns-repeated="2" table:style-name="ce21"/>
          <table:table-cell table:style-name="ce6" office:value-type="string" calcext:value-type="string" table:number-columns-spanned="2" table:number-rows-spanned="1">
            <text:p>Rates</text:p>
          </table:table-cell>
          <table:covered-table-cell table:style-name="ce21"/>
          <table:table-cell table:style-name="ce6" office:value-type="string" calcext:value-type="string" table:number-columns-spanned="2" table:number-rows-spanned="1">
            <text:p>Intron density</text:p>
          </table:table-cell>
          <table:covered-table-cell table:style-name="ce27"/>
          <table:table-cell table:style-name="ce21" table:number-columns-repeated="999"/>
          <table:table-cell table:number-columns-repeated="10"/>
        </table:table-row>
        <table:table-row table:style-name="ro1">
          <table:table-cell table:style-name="ce1"/>
          <table:table-cell table:style-name="ce7"/>
          <table:table-cell table:style-name="ce5" table:number-columns-repeated="3"/>
          <table:table-cell table:style-name="ce7"/>
          <table:table-cell table:style-name="ce21" table:number-columns-repeated="2"/>
          <table:table-cell table:style-name="ce7"/>
          <table:table-cell table:style-name="ce21" table:number-columns-repeated="2"/>
          <table:table-cell/>
          <table:table-cell table:style-name="ce21"/>
          <table:table-cell table:style-name="ce27" table:number-columns-repeated="2"/>
          <table:table-cell table:style-name="ce21" table:number-columns-repeated="999"/>
          <table:table-cell table:number-columns-repeated="10"/>
        </table:table-row>
        <table:table-row table:style-name="ro3">
          <table:table-cell table:style-name="ce1" office:value-type="string" calcext:value-type="string">
            <text:p>Species or LCA name</text:p>
          </table:table-cell>
          <table:table-cell table:style-name="ce5" office:value-type="string" calcext:value-type="string">
            <text:p>node code</text:p>
          </table:table-cell>
          <table:table-cell table:style-name="ce5" office:value-type="string" calcext:value-type="string">
            <text:p>node order</text:p>
          </table:table-cell>
          <table:table-cell table:style-name="ce5" office:value-type="string" calcext:value-type="string">
            <text:p>Ancestor? (0/1)</text:p>
          </table:table-cell>
          <table:table-cell table:style-name="ce5" office:value-type="string" calcext:value-type="string">
            <text:p>node age (order)</text:p>
          </table:table-cell>
          <table:table-cell table:style-name="ce20" office:value-type="string" calcext:value-type="string">
            <text:p>present (current sites)</text:p>
          </table:table-cell>
          <table:table-cell table:style-name="ce22" office:value-type="string" calcext:value-type="string">
            <text:p>gain (current sites)</text:p>
          </table:table-cell>
          <table:table-cell table:style-name="ce23" office:value-type="string" calcext:value-type="string">
            <text:p>loss (current sites)</text:p>
          </table:table-cell>
          <table:table-cell table:style-name="ce20" office:value-type="string" calcext:value-type="string">
            <text:p>present (w <text:s/>missing sites)</text:p>
          </table:table-cell>
          <table:table-cell table:style-name="ce22" office:value-type="string" calcext:value-type="string">
            <text:p>gain (w <text:s/>missing sites)</text:p>
          </table:table-cell>
          <table:table-cell table:style-name="ce23" office:value-type="string" calcext:value-type="string">
            <text:p>loss (w <text:s/>missing sites)</text:p>
          </table:table-cell>
          <table:table-cell table:style-name="ce3" office:value-type="string" calcext:value-type="string">
            <text:p>p(gain)</text:p>
          </table:table-cell>
          <table:table-cell table:style-name="ce1" office:value-type="string" calcext:value-type="string">
            <text:p>p(loss)</text:p>
          </table:table-cell>
          <table:table-cell table:style-name="ce28" office:value-type="string" calcext:value-type="string">
            <text:p>Intron per gene</text:p>
          </table:table-cell>
          <table:table-cell table:style-name="ce28" office:value-type="string" calcext:value-type="string">
            <text:p>Intron per kbp coding seq</text:p>
          </table:table-cell>
          <table:table-cell table:style-name="ce1" table:number-columns-repeated="999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Homo sapiens</text:p>
          </table:table-cell>
          <table:table-cell table:style-name="ce8" office:value-type="string" calcext:value-type="string">
            <text:p>Hsap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IF([.E5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06.69121577243" calcext:value-type="float">
            <text:p>1106.6912157724</text:p>
          </table:table-cell>
          <table:table-cell office:value-type="float" office:value="41.66250326071" calcext:value-type="float">
            <text:p>41.6625032607</text:p>
          </table:table-cell>
          <table:table-cell office:value-type="float" office:value="173.27849232807" calcext:value-type="float">
            <text:p>173.2784923281</text:p>
          </table:table-cell>
          <table:table-cell table:style-name="ce8" office:value-type="float" office:value="1106.69121577243" calcext:value-type="float">
            <text:p>1106.6912157724</text:p>
          </table:table-cell>
          <table:table-cell office:value-type="float" office:value="41.66250326071" calcext:value-type="float">
            <text:p>41.6625032607</text:p>
          </table:table-cell>
          <table:table-cell office:value-type="float" office:value="178.946167333901" calcext:value-type="float">
            <text:p>178.9461673339</text:p>
          </table:table-cell>
          <table:table-cell office:value-type="float" office:value="0.00154635052462902" calcext:value-type="float">
            <text:p>0.0015463505</text:p>
          </table:table-cell>
          <table:table-cell office:value-type="float" office:value="0.143855700877536" calcext:value-type="float">
            <text:p>0.1438557009</text:p>
          </table:table-cell>
          <table:table-cell table:style-name="ce29" office:value-type="float" office:value="3.23593922740477" calcext:value-type="float">
            <text:p>3.2359</text:p>
          </table:table-cell>
          <table:table-cell table:style-name="ce34" office:value-type="float" office:value="6.67225517963884" calcext:value-type="float">
            <text:p>6.6723</text:p>
          </table:table-cell>
          <table:table-cell table:number-columns-repeated="2"/>
          <table:table-cell table:style-name="ce26" office:value-type="string" calcext:value-type="string">
            <text:p>id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6"/>
          <table:table-cell table:number-columns-repeated="999"/>
        </table:table-row>
        <table:table-row table:style-name="ro1">
          <table:table-cell office:value-type="string" calcext:value-type="string">
            <text:p>Ciona intestinalis</text:p>
          </table:table-cell>
          <table:table-cell table:style-name="ce8" office:value-type="string" calcext:value-type="string">
            <text:p>Cint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IF([.E6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06.278086190572" calcext:value-type="float">
            <text:p>706.2780861906</text:p>
          </table:table-cell>
          <table:table-cell office:value-type="float" office:value="235.584575371369" calcext:value-type="float">
            <text:p>235.5845753714</text:p>
          </table:table-cell>
          <table:table-cell office:value-type="float" office:value="767.613694020582" calcext:value-type="float">
            <text:p>767.6136940206</text:p>
          </table:table-cell>
          <table:table-cell table:style-name="ce8" office:value-type="float" office:value="706.278086190572" calcext:value-type="float">
            <text:p>706.2780861906</text:p>
          </table:table-cell>
          <table:table-cell office:value-type="float" office:value="235.584575371369" calcext:value-type="float">
            <text:p>235.5845753714</text:p>
          </table:table-cell>
          <table:table-cell office:value-type="float" office:value="773.281369026413" calcext:value-type="float">
            <text:p>773.2813690264</text:p>
          </table:table-cell>
          <table:table-cell office:value-type="float" office:value="0.00874602067156684" calcext:value-type="float">
            <text:p>0.0087460207</text:p>
          </table:table-cell>
          <table:table-cell office:value-type="float" office:value="0.62153095332376" calcext:value-type="float">
            <text:p>0.6215309533</text:p>
          </table:table-cell>
          <table:table-cell table:style-name="ce29" office:value-type="float" office:value="2.06514060289641" calcext:value-type="float">
            <text:p>2.0651</text:p>
          </table:table-cell>
          <table:table-cell table:style-name="ce34" office:value-type="float" office:value="4.25815941401624" calcext:value-type="float">
            <text:p>4.2582</text:p>
          </table:table-cell>
          <table:table-cell table:number-columns-repeated="2"/>
          <table:table-cell office:value-type="string" calcext:value-type="string">
            <text:p>losslevel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6"/>
          <table:table-cell table:number-columns-repeated="999"/>
        </table:table-row>
        <table:table-row table:style-name="ro1">
          <table:table-cell office:value-type="string" calcext:value-type="string">
            <text:p>Chordata</text:p>
          </table:table-cell>
          <table:table-cell table:style-name="ce8" office:value-type="string" calcext:value-type="string">
            <text:p>CHORD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IF([.E7]&lt;2;0;1)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38.30720483979" calcext:value-type="float">
            <text:p>1238.3072048398</text:p>
          </table:table-cell>
          <table:table-cell office:value-type="float" office:value="79.5539583431889" calcext:value-type="float">
            <text:p>79.5539583432</text:p>
          </table:table-cell>
          <table:table-cell office:value-type="float" office:value="100.677727087501" calcext:value-type="float">
            <text:p>100.6777270875</text:p>
          </table:table-cell>
          <table:table-cell table:style-name="ce8" office:value-type="float" office:value="1243.97487984562" calcext:value-type="float">
            <text:p>1243.9748798456</text:p>
          </table:table-cell>
          <table:table-cell office:value-type="float" office:value="85.0723379678529" calcext:value-type="float">
            <text:p>85.0723379679</text:p>
          </table:table-cell>
          <table:table-cell office:value-type="float" office:value="100.821488319005" calcext:value-type="float">
            <text:p>100.821488319</text:p>
          </table:table-cell>
          <table:table-cell office:value-type="float" office:value="0.0031596033150294" calcext:value-type="float">
            <text:p>0.0031596033</text:p>
          </table:table-cell>
          <table:table-cell office:value-type="float" office:value="0.0800288553289594" calcext:value-type="float">
            <text:p>0.0800288553</text:p>
          </table:table-cell>
          <table:table-cell table:style-name="ce29" office:value-type="float" office:value="3.63735344984099" calcext:value-type="float">
            <text:p>3.6374</text:p>
          </table:table-cell>
          <table:table-cell table:style-name="ce34" office:value-type="float" office:value="7.49994010713943" calcext:value-type="float">
            <text:p>7.4999</text:p>
          </table:table-cell>
          <table:table-cell table:number-columns-repeated="2"/>
          <table:table-cell office:value-type="string" calcext:value-type="string">
            <text:p>gainlevel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accoglossus kowalevskii</text:p>
          </table:table-cell>
          <table:table-cell table:style-name="ce9" office:value-type="string" calcext:value-type="string">
            <text:p>Skow</text:p>
          </table:table-cell>
          <table:table-cell table:style-name="ce9" office:value-type="float" office:value="4" calcext:value-type="float">
            <text:p>4</text:p>
          </table:table-cell>
          <table:table-cell table:style-name="ce8" table:formula="of:=IF([.E8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079.93295433793" calcext:value-type="float">
            <text:p>1079.9329543379</text:p>
          </table:table-cell>
          <table:table-cell office:value-type="float" office:value="68.9884096765934" calcext:value-type="float">
            <text:p>68.9884096766</text:p>
          </table:table-cell>
          <table:table-cell office:value-type="float" office:value="248.486428922756" calcext:value-type="float">
            <text:p>248.4864289228</text:p>
          </table:table-cell>
          <table:table-cell table:style-name="ce9" office:value-type="float" office:value="1079.93295433793" calcext:value-type="float">
            <text:p>1079.9329543379</text:p>
          </table:table-cell>
          <table:table-cell office:value-type="float" office:value="68.9884096765934" calcext:value-type="float">
            <text:p>68.9884096766</text:p>
          </table:table-cell>
          <table:table-cell office:value-type="float" office:value="248.779485535427" calcext:value-type="float">
            <text:p>248.7794855354</text:p>
          </table:table-cell>
          <table:table-cell office:value-type="float" office:value="0.00256211443536251" calcext:value-type="float">
            <text:p>0.0025621144</text:p>
          </table:table-cell>
          <table:table-cell office:value-type="float" office:value="0.197487729740171" calcext:value-type="float">
            <text:p>0.1974877297</text:p>
          </table:table-cell>
          <table:table-cell table:style-name="ce29" office:value-type="float" office:value="3.15769869689453" calcext:value-type="float">
            <text:p>3.1577</text:p>
          </table:table-cell>
          <table:table-cell table:style-name="ce34" office:value-type="float" office:value="6.51092928682432" calcext:value-type="float">
            <text:p>6.5109</text:p>
          </table:table-cell>
          <table:table-cell table:number-columns-repeated="2"/>
          <table:table-cell office:value-type="string" calcext:value-type="string">
            <text:p>prob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uterostomia</text:p>
          </table:table-cell>
          <table:table-cell table:style-name="ce10" office:value-type="string" calcext:value-type="string">
            <text:p>DEUTERO</text:p>
          </table:table-cell>
          <table:table-cell table:style-name="ce9" office:value-type="float" office:value="5" calcext:value-type="float">
            <text:p>5</text:p>
          </table:table-cell>
          <table:table-cell table:style-name="ce8" table:formula="of:=IF([.E9]&lt;2;0;1)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0" office:value-type="float" office:value="1259.4309735841" calcext:value-type="float">
            <text:p>1259.4309735841</text:p>
          </table:table-cell>
          <table:table-cell office:value-type="float" office:value="0.856033165768233" calcext:value-type="float">
            <text:p>0.8560331658</text:p>
          </table:table-cell>
          <table:table-cell office:value-type="float" office:value="18.4725397317224" calcext:value-type="float">
            <text:p>18.4725397317</text:p>
          </table:table-cell>
          <table:table-cell table:style-name="ce10" office:value-type="float" office:value="1259.72403019677" calcext:value-type="float">
            <text:p>1259.7240301968</text:p>
          </table:table-cell>
          <table:table-cell office:value-type="float" office:value="0.876375599020716" calcext:value-type="float">
            <text:p>0.876375599</text:p>
          </table:table-cell>
          <table:table-cell office:value-type="float" office:value="18.5968981752455" calcext:value-type="float">
            <text:p>18.5968981752</text:p>
          </table:table-cell>
          <table:table-cell table:style-name="ce25" office:value-type="float" office:value="0.0000325745874965532" calcext:value-type="float">
            <text:p>3.26E-05</text:p>
          </table:table-cell>
          <table:table-cell office:value-type="float" office:value="0.0145565977264529" calcext:value-type="float">
            <text:p>0.0145565977</text:p>
          </table:table-cell>
          <table:table-cell table:style-name="ce29" office:value-type="float" office:value="3.68340359706658" calcext:value-type="float">
            <text:p>3.6834</text:p>
          </table:table-cell>
          <table:table-cell table:style-name="ce34" office:value-type="float" office:value="7.5948919315578" calcext:value-type="float">
            <text:p>7.5949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float" office:value="0.0291746159429503" calcext:value-type="float">
            <text:p>0.029174615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rosophila melanogaster</text:p>
          </table:table-cell>
          <table:table-cell table:style-name="ce9" office:value-type="string" calcext:value-type="string">
            <text:p>Dmel</text:p>
          </table:table-cell>
          <table:table-cell table:style-name="ce9" office:value-type="float" office:value="6" calcext:value-type="float">
            <text:p>6</text:p>
          </table:table-cell>
          <table:table-cell table:style-name="ce8" table:formula="of:=IF([.E10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51.666414497374" calcext:value-type="float">
            <text:p>251.6664144974</text:p>
          </table:table-cell>
          <table:table-cell office:value-type="float" office:value="85.6710868298003" calcext:value-type="float">
            <text:p>85.6710868298</text:p>
          </table:table-cell>
          <table:table-cell office:value-type="float" office:value="990.518583972302" calcext:value-type="float">
            <text:p>990.5185839723</text:p>
          </table:table-cell>
          <table:table-cell table:style-name="ce9" office:value-type="float" office:value="251.666414497374" calcext:value-type="float">
            <text:p>251.6664144974</text:p>
          </table:table-cell>
          <table:table-cell office:value-type="float" office:value="85.6710868298003" calcext:value-type="float">
            <text:p>85.6710868298</text:p>
          </table:table-cell>
          <table:table-cell office:value-type="float" office:value="991.775536981161" calcext:value-type="float">
            <text:p>991.7755369812</text:p>
          </table:table-cell>
          <table:table-cell office:value-type="float" office:value="0.00316978854722364" calcext:value-type="float">
            <text:p>0.0031697885</text:p>
          </table:table-cell>
          <table:table-cell office:value-type="float" office:value="0.856619738522301" calcext:value-type="float">
            <text:p>0.8566197385</text:p>
          </table:table-cell>
          <table:table-cell table:style-name="ce29" office:value-type="float" office:value="0.735866709056649" calcext:value-type="float">
            <text:p>0.7359</text:p>
          </table:table-cell>
          <table:table-cell table:style-name="ce34" office:value-type="float" office:value="1.51729996022353" calcext:value-type="float">
            <text:p>1.5173</text:p>
          </table:table-cell>
          <table:table-cell table:number-columns-repeated="2"/>
          <table:table-cell office:value-type="string" calcext:value-type="string">
            <text:p>loss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ttia gigantea</text:p>
          </table:table-cell>
          <table:table-cell table:style-name="ce9" office:value-type="string" calcext:value-type="string">
            <text:p>Lgig</text:p>
          </table:table-cell>
          <table:table-cell table:style-name="ce9" office:value-type="float" office:value="7" calcext:value-type="float">
            <text:p>7</text:p>
          </table:table-cell>
          <table:table-cell table:style-name="ce8" table:formula="of:=IF([.E11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033.11652519037" calcext:value-type="float">
            <text:p>1033.1165251904</text:p>
          </table:table-cell>
          <table:table-cell office:value-type="float" office:value="45.8455260519175" calcext:value-type="float">
            <text:p>45.8455260519</text:p>
          </table:table-cell>
          <table:table-cell office:value-type="float" office:value="169.242912501427" calcext:value-type="float">
            <text:p>169.2429125014</text:p>
          </table:table-cell>
          <table:table-cell table:style-name="ce9" office:value-type="float" office:value="1033.11652519037" calcext:value-type="float">
            <text:p>1033.1165251904</text:p>
          </table:table-cell>
          <table:table-cell office:value-type="float" office:value="45.8455260519175" calcext:value-type="float">
            <text:p>45.8455260519</text:p>
          </table:table-cell>
          <table:table-cell office:value-type="float" office:value="170.499865510286" calcext:value-type="float">
            <text:p>170.4998655103</text:p>
          </table:table-cell>
          <table:table-cell office:value-type="float" office:value="0.00169567400106069" calcext:value-type="float">
            <text:p>0.001695674</text:p>
          </table:table-cell>
          <table:table-cell office:value-type="float" office:value="0.147266184566071" calcext:value-type="float">
            <text:p>0.1472661846</text:p>
          </table:table-cell>
          <table:table-cell table:style-name="ce29" office:value-type="float" office:value="3.02080855318822" calcext:value-type="float">
            <text:p>3.0208</text:p>
          </table:table-cell>
          <table:table-cell table:style-name="ce34" office:value-type="float" office:value="6.22867245002999" calcext:value-type="float">
            <text:p>6.2287</text:p>
          </table:table-cell>
          <table:table-cell table:number-columns-repeated="2"/>
          <table:table-cell office:value-type="string" calcext:value-type="string">
            <text:p>gain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tostomia</text:p>
          </table:table-cell>
          <table:table-cell table:style-name="ce9" office:value-type="string" calcext:value-type="string">
            <text:p>PROTOS</text:p>
          </table:table-cell>
          <table:table-cell table:style-name="ce9" office:value-type="float" office:value="8" calcext:value-type="float">
            <text:p>8</text:p>
          </table:table-cell>
          <table:table-cell table:style-name="ce8" table:formula="of:=IF([.E12]&lt;2;0;1)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1156.51391163987" calcext:value-type="float">
            <text:p>1156.5139116399</text:p>
          </table:table-cell>
          <table:table-cell office:value-type="float" office:value="10.4755598975443" calcext:value-type="float">
            <text:p>10.4755598975</text:p>
          </table:table-cell>
          <table:table-cell office:value-type="float" office:value="131.009128407719" calcext:value-type="float">
            <text:p>131.0091284077</text:p>
          </table:table-cell>
          <table:table-cell table:style-name="ce9" office:value-type="float" office:value="1157.77086464873" calcext:value-type="float">
            <text:p>1157.7708646487</text:p>
          </table:table-cell>
          <table:table-cell office:value-type="float" office:value="11.5238440234042" calcext:value-type="float">
            <text:p>11.5238440234</text:p>
          </table:table-cell>
          <table:table-cell office:value-type="float" office:value="131.197532147662" calcext:value-type="float">
            <text:p>131.1975321477</text:p>
          </table:table-cell>
          <table:table-cell table:style-name="ce25" office:value-type="float" office:value="0.000428804901532233" calcext:value-type="float">
            <text:p>4.29E-04</text:p>
          </table:table-cell>
          <table:table-cell office:value-type="float" office:value="0.102701277366994" calcext:value-type="float">
            <text:p>0.1027012774</text:p>
          </table:table-cell>
          <table:table-cell table:style-name="ce29" office:value-type="float" office:value="3.38529492587348" calcext:value-type="float">
            <text:p>3.3853</text:p>
          </table:table-cell>
          <table:table-cell table:style-name="ce34" office:value-type="float" office:value="6.98021502149152" calcext:value-type="float">
            <text:p>6.9802</text:p>
          </table:table-cell>
          <table:table-cell table:number-columns-repeated="2"/>
          <table:table-cell table:style-name="ce26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Bilateria</text:p>
          </table:table-cell>
          <table:table-cell table:style-name="ce11" office:value-type="string" calcext:value-type="string">
            <text:p>BILATERIA</text:p>
          </table:table-cell>
          <table:table-cell table:style-name="ce9" office:value-type="float" office:value="9" calcext:value-type="float">
            <text:p>9</text:p>
          </table:table-cell>
          <table:table-cell table:style-name="ce8" table:formula="of:=IF([.E13]&lt;2;0;1)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277.04748015005" calcext:value-type="float">
            <text:p>1277.0474801501</text:p>
          </table:table-cell>
          <table:table-cell office:value-type="float" office:value="53.5756590895274" calcext:value-type="float">
            <text:p>53.5756590895</text:p>
          </table:table-cell>
          <table:table-cell office:value-type="float" office:value="206.084128674144" calcext:value-type="float">
            <text:p>206.0841286741</text:p>
          </table:table-cell>
          <table:table-cell table:style-name="ce11" office:value-type="float" office:value="1277.44455277299" calcext:value-type="float">
            <text:p>1277.444552773</text:p>
          </table:table-cell>
          <table:table-cell office:value-type="float" office:value="53.9677975532505" calcext:value-type="float">
            <text:p>53.9677975533</text:p>
          </table:table-cell>
          <table:table-cell office:value-type="float" office:value="206.166741080901" calcext:value-type="float">
            <text:p>206.1667410809</text:p>
          </table:table-cell>
          <table:table-cell office:value-type="float" office:value="0.00201710077527086" calcext:value-type="float">
            <text:p>0.0020171008</text:p>
          </table:table-cell>
          <table:table-cell office:value-type="float" office:value="0.144207471733116" calcext:value-type="float">
            <text:p>0.1442074717</text:p>
          </table:table-cell>
          <table:table-cell table:style-name="ce29" office:value-type="float" office:value="3.7352179905643" calcext:value-type="float">
            <text:p>3.7352</text:p>
          </table:table-cell>
          <table:table-cell table:style-name="ce34" office:value-type="float" office:value="7.70172918377414" calcext:value-type="float">
            <text:p>7.70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matostella vectensis</text:p>
          </table:table-cell>
          <table:table-cell table:style-name="ce9" office:value-type="string" calcext:value-type="string">
            <text:p>Nvec</text:p>
          </table:table-cell>
          <table:table-cell table:style-name="ce9" office:value-type="float" office:value="10" calcext:value-type="float">
            <text:p>10</text:p>
          </table:table-cell>
          <table:table-cell table:style-name="ce8" table:formula="of:=IF([.E14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222.03476421783" calcext:value-type="float">
            <text:p>1222.0347642178</text:p>
          </table:table-cell>
          <table:table-cell office:value-type="float" office:value="39.8210301124674" calcext:value-type="float">
            <text:p>39.8210301125</text:p>
          </table:table-cell>
          <table:table-cell office:value-type="float" office:value="49.3309734768405" calcext:value-type="float">
            <text:p>49.3309734768</text:p>
          </table:table-cell>
          <table:table-cell table:style-name="ce9" office:value-type="float" office:value="1222.03476421783" calcext:value-type="float">
            <text:p>1222.0347642178</text:p>
          </table:table-cell>
          <table:table-cell office:value-type="float" office:value="39.8210301124674" calcext:value-type="float">
            <text:p>39.8210301125</text:p>
          </table:table-cell>
          <table:table-cell office:value-type="float" office:value="49.3476637959774" calcext:value-type="float">
            <text:p>49.347663796</text:p>
          </table:table-cell>
          <table:table-cell office:value-type="float" office:value="0.00147741237575182" calcext:value-type="float">
            <text:p>0.0014774124</text:p>
          </table:table-cell>
          <table:table-cell office:value-type="float" office:value="0.0400689879070693" calcext:value-type="float">
            <text:p>0.0400689879</text:p>
          </table:table-cell>
          <table:table-cell table:style-name="ce29" office:value-type="float" office:value="3.57320106496441" calcext:value-type="float">
            <text:p>3.5732</text:p>
          </table:table-cell>
          <table:table-cell table:style-name="ce34" office:value-type="float" office:value="7.36766287564697" calcext:value-type="float">
            <text:p>7.36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iptasia sp.</text:p>
          </table:table-cell>
          <table:table-cell table:style-name="ce9" office:value-type="string" calcext:value-type="string">
            <text:p>Aipt</text:p>
          </table:table-cell>
          <table:table-cell table:style-name="ce9" office:value-type="float" office:value="11" calcext:value-type="float">
            <text:p>11</text:p>
          </table:table-cell>
          <table:table-cell table:style-name="ce8" table:formula="of:=IF([.E15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214.68759328254" calcext:value-type="float">
            <text:p>1214.6875932825</text:p>
          </table:table-cell>
          <table:table-cell office:value-type="float" office:value="29.4342682466589" calcext:value-type="float">
            <text:p>29.4342682467</text:p>
          </table:table-cell>
          <table:table-cell office:value-type="float" office:value="46.2913825463304" calcext:value-type="float">
            <text:p>46.2913825463</text:p>
          </table:table-cell>
          <table:table-cell table:style-name="ce9" office:value-type="float" office:value="1214.68759328254" calcext:value-type="float">
            <text:p>1214.6875932825</text:p>
          </table:table-cell>
          <table:table-cell office:value-type="float" office:value="29.4342682466589" calcext:value-type="float">
            <text:p>29.4342682467</text:p>
          </table:table-cell>
          <table:table-cell office:value-type="float" office:value="46.3080728654673" calcext:value-type="float">
            <text:p>46.3080728655</text:p>
          </table:table-cell>
          <table:table-cell office:value-type="float" office:value="0.00109214165323336" calcext:value-type="float">
            <text:p>0.0010921417</text:p>
          </table:table-cell>
          <table:table-cell office:value-type="float" office:value="0.0376009700370803" calcext:value-type="float">
            <text:p>0.03760097</text:p>
          </table:table-cell>
          <table:table-cell table:style-name="ce29" office:value-type="float" office:value="3.55171810901327" calcext:value-type="float">
            <text:p>3.5517</text:p>
          </table:table-cell>
          <table:table-cell table:style-name="ce34" office:value-type="float" office:value="7.32336669019793" calcext:value-type="float">
            <text:p>7.32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nidaria</text:p>
          </table:table-cell>
          <table:table-cell table:style-name="ce10" office:value-type="string" calcext:value-type="string">
            <text:p>CNIDARIA</text:p>
          </table:table-cell>
          <table:table-cell table:style-name="ce9" office:value-type="float" office:value="12" calcext:value-type="float">
            <text:p>12</text:p>
          </table:table-cell>
          <table:table-cell table:style-name="ce8" table:formula="of:=IF([.E16]&lt;2;0;1)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0" office:value-type="float" office:value="1231.5447075822" calcext:value-type="float">
            <text:p>1231.5447075822</text:p>
          </table:table-cell>
          <table:table-cell office:value-type="float" office:value="14.6191484527087" calcext:value-type="float">
            <text:p>14.6191484527</text:p>
          </table:table-cell>
          <table:table-cell office:value-type="float" office:value="212.630390605172" calcext:value-type="float">
            <text:p>212.6303906052</text:p>
          </table:table-cell>
          <table:table-cell table:style-name="ce10" office:value-type="float" office:value="1231.56139790134" calcext:value-type="float">
            <text:p>1231.5613979013</text:p>
          </table:table-cell>
          <table:table-cell office:value-type="float" office:value="14.6350887286457" calcext:value-type="float">
            <text:p>14.6350887286</text:p>
          </table:table-cell>
          <table:table-cell office:value-type="float" office:value="212.717187127948" calcext:value-type="float">
            <text:p>212.7171871279</text:p>
          </table:table-cell>
          <table:table-cell table:style-name="ce25" office:value-type="float" office:value="0.000547113962635042" calcext:value-type="float">
            <text:p>5.47E-04</text:p>
          </table:table-cell>
          <table:table-cell office:value-type="float" office:value="0.148790910138579" calcext:value-type="float">
            <text:p>0.1487909101</text:p>
          </table:table-cell>
          <table:table-cell table:style-name="ce29" office:value-type="float" office:value="3.60105671900977" calcext:value-type="float">
            <text:p>3.6011</text:p>
          </table:table-cell>
          <table:table-cell table:style-name="ce34" office:value-type="float" office:value="7.42509906926034" calcext:value-type="float">
            <text:p>7.42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ilateria+Cnidaria</text:p>
          </table:table-cell>
          <table:table-cell table:style-name="ce10" office:value-type="string" calcext:value-type="string">
            <text:p>EUMET</text:p>
          </table:table-cell>
          <table:table-cell table:style-name="ce9" office:value-type="float" office:value="13" calcext:value-type="float">
            <text:p>13</text:p>
          </table:table-cell>
          <table:table-cell table:style-name="ce8" table:formula="of:=IF([.E17]&lt;2;0;1)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0" office:value-type="float" office:value="1429.55594973467" calcext:value-type="float">
            <text:p>1429.5559497347</text:p>
          </table:table-cell>
          <table:table-cell office:value-type="float" office:value="0.0213783483333549" calcext:value-type="float">
            <text:p>0.0213783483</text:p>
          </table:table-cell>
          <table:table-cell office:value-type="float" office:value="11.4733734263071" calcext:value-type="float">
            <text:p>11.4733734263</text:p>
          </table:table-cell>
          <table:table-cell table:style-name="ce10" office:value-type="float" office:value="1429.64349630064" calcext:value-type="float">
            <text:p>1429.6434963006</text:p>
          </table:table-cell>
          <table:table-cell office:value-type="float" office:value="0.021817497908041" calcext:value-type="float">
            <text:p>0.0218174979</text:p>
          </table:table-cell>
          <table:table-cell office:value-type="float" office:value="11.5038565515759" calcext:value-type="float">
            <text:p>11.5038565516</text:p>
          </table:table-cell>
          <table:table-cell table:style-name="ce25" office:value-type="float" office:value="0.00000099073139688189" calcext:value-type="float">
            <text:p>9.91E-07</text:p>
          </table:table-cell>
          <table:table-cell office:value-type="float" office:value="0.00798222535952675" calcext:value-type="float">
            <text:p>0.0079822254</text:p>
          </table:table-cell>
          <table:table-cell table:style-name="ce29" office:value-type="float" office:value="4.18024414122994" calcext:value-type="float">
            <text:p>4.1802</text:p>
          </table:table-cell>
          <table:table-cell table:style-name="ce34" office:value-type="float" office:value="8.61933851762896" calcext:value-type="float">
            <text:p>8.61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choplax</text:p>
          </table:table-cell>
          <table:table-cell table:style-name="ce9" office:value-type="string" calcext:value-type="string">
            <text:p>Tadh</text:p>
          </table:table-cell>
          <table:table-cell table:style-name="ce9" office:value-type="float" office:value="14" calcext:value-type="float">
            <text:p>14</text:p>
          </table:table-cell>
          <table:table-cell table:style-name="ce8" table:formula="of:=IF([.E18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296.13695890718" calcext:value-type="float">
            <text:p>1296.1369589072</text:p>
          </table:table-cell>
          <table:table-cell office:value-type="float" office:value="49.2079952898842" calcext:value-type="float">
            <text:p>49.2079952899</text:p>
          </table:table-cell>
          <table:table-cell office:value-type="float" office:value="194.07898119535" calcext:value-type="float">
            <text:p>194.0789811954</text:p>
          </table:table-cell>
          <table:table-cell table:style-name="ce9" office:value-type="float" office:value="1296.13695890718" calcext:value-type="float">
            <text:p>1296.1369589072</text:p>
          </table:table-cell>
          <table:table-cell office:value-type="float" office:value="49.2079952898842" calcext:value-type="float">
            <text:p>49.2079952899</text:p>
          </table:table-cell>
          <table:table-cell office:value-type="float" office:value="194.19657173702" calcext:value-type="float">
            <text:p>194.196571737</text:p>
          </table:table-cell>
          <table:table-cell office:value-type="float" office:value="0.00183995726909729" calcext:value-type="float">
            <text:p>0.0018399573</text:p>
          </table:table-cell>
          <table:table-cell office:value-type="float" office:value="0.13475325799675" calcext:value-type="float">
            <text:p>0.134753258</text:p>
          </table:table-cell>
          <table:table-cell table:style-name="ce29" office:value-type="float" office:value="3.7898741488514" calcext:value-type="float">
            <text:p>3.7899</text:p>
          </table:table-cell>
          <table:table-cell table:style-name="ce34" office:value-type="float" office:value="7.81442593411539" calcext:value-type="float">
            <text:p>7.81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ilateria+Cnidaria+Placozoa</text:p>
          </table:table-cell>
          <table:table-cell table:style-name="ce11" office:value-type="string" calcext:value-type="string">
            <text:p>EUMPLA</text:p>
          </table:table-cell>
          <table:table-cell table:style-name="ce9" office:value-type="float" office:value="15" calcext:value-type="float">
            <text:p>15</text:p>
          </table:table-cell>
          <table:table-cell table:style-name="ce8" table:formula="of:=IF([.E19]&lt;2;0;1)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441.00794481264" calcext:value-type="float">
            <text:p>1441.0079448126</text:p>
          </table:table-cell>
          <table:table-cell office:value-type="float" office:value="2.88380036239454" calcext:value-type="float">
            <text:p>2.8838003624</text:p>
          </table:table-cell>
          <table:table-cell office:value-type="float" office:value="4.32797522732661" calcext:value-type="float">
            <text:p>4.3279752273</text:p>
          </table:table-cell>
          <table:table-cell table:style-name="ce11" office:value-type="float" office:value="1441.12553535431" calcext:value-type="float">
            <text:p>1441.1255353543</text:p>
          </table:table-cell>
          <table:table-cell office:value-type="float" office:value="2.892469204276" calcext:value-type="float">
            <text:p>2.8924692043</text:p>
          </table:table-cell>
          <table:table-cell office:value-type="float" office:value="4.40826260725159" calcext:value-type="float">
            <text:p>4.4082626073</text:p>
          </table:table-cell>
          <table:table-cell table:style-name="ce25" office:value-type="float" office:value="0.000108164206114883" calcext:value-type="float">
            <text:p>1.08E-04</text:p>
          </table:table-cell>
          <table:table-cell office:value-type="float" office:value="0.00305478442543528" calcext:value-type="float">
            <text:p>0.0030547844</text:p>
          </table:table-cell>
          <table:table-cell table:style-name="ce29" office:value-type="float" office:value="4.21381735483716" calcext:value-type="float">
            <text:p>4.2138</text:p>
          </table:table-cell>
          <table:table-cell table:style-name="ce34" office:value-type="float" office:value="8.68856387467238" calcext:value-type="float">
            <text:p>8.68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nemiopsis leidyi</text:p>
          </table:table-cell>
          <table:table-cell table:style-name="ce9" office:value-type="string" calcext:value-type="string">
            <text:p>Mlei</text:p>
          </table:table-cell>
          <table:table-cell table:style-name="ce9" office:value-type="float" office:value="16" calcext:value-type="float">
            <text:p>16</text:p>
          </table:table-cell>
          <table:table-cell table:style-name="ce8" table:formula="of:=IF([.E20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623.46429729289" calcext:value-type="float">
            <text:p>623.4642972929</text:p>
          </table:table-cell>
          <table:table-cell office:value-type="float" office:value="443.429616669715" calcext:value-type="float">
            <text:p>443.4296166697</text:p>
          </table:table-cell>
          <table:table-cell office:value-type="float" office:value="1262.4174390544" calcext:value-type="float">
            <text:p>1262.4174390544</text:p>
          </table:table-cell>
          <table:table-cell table:style-name="ce9" office:value-type="float" office:value="623.46429729289" calcext:value-type="float">
            <text:p>623.4642972929</text:p>
          </table:table-cell>
          <table:table-cell office:value-type="float" office:value="443.429616669715" calcext:value-type="float">
            <text:p>443.4296166697</text:p>
          </table:table-cell>
          <table:table-cell office:value-type="float" office:value="1262.60664813412" calcext:value-type="float">
            <text:p>1262.6066481341</text:p>
          </table:table-cell>
          <table:table-cell office:value-type="float" office:value="0.0165866635513216" calcext:value-type="float">
            <text:p>0.0165866636</text:p>
          </table:table-cell>
          <table:table-cell office:value-type="float" office:value="0.875159458178427" calcext:value-type="float">
            <text:p>0.8751594582</text:p>
          </table:table-cell>
          <table:table-cell table:style-name="ce29" office:value-type="float" office:value="1.82299502132424" calcext:value-type="float">
            <text:p>1.8230</text:p>
          </table:table-cell>
          <table:table-cell table:style-name="ce34" office:value-type="float" office:value="3.75887404512279" calcext:value-type="float">
            <text:p>3.75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scarella carmela</text:p>
          </table:table-cell>
          <table:table-cell table:style-name="ce9" office:value-type="string" calcext:value-type="string">
            <text:p>Ocar</text:p>
          </table:table-cell>
          <table:table-cell table:style-name="ce9" office:value-type="float" office:value="17" calcext:value-type="float">
            <text:p>17</text:p>
          </table:table-cell>
          <table:table-cell table:style-name="ce8" table:formula="of:=IF([.E21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022.82702199588" calcext:value-type="float">
            <text:p>1022.8270219959</text:p>
          </table:table-cell>
          <table:table-cell office:value-type="float" office:value="50.2748868545281" calcext:value-type="float">
            <text:p>50.2748868545</text:p>
          </table:table-cell>
          <table:table-cell office:value-type="float" office:value="458.098065115769" calcext:value-type="float">
            <text:p>458.0980651158</text:p>
          </table:table-cell>
          <table:table-cell table:style-name="ce9" office:value-type="float" office:value="1022.82702199588" calcext:value-type="float">
            <text:p>1022.8270219959</text:p>
          </table:table-cell>
          <table:table-cell office:value-type="float" office:value="50.2748868545281" calcext:value-type="float">
            <text:p>50.2748868545</text:p>
          </table:table-cell>
          <table:table-cell office:value-type="float" office:value="458.819098089972" calcext:value-type="float">
            <text:p>458.81909809</text:p>
          </table:table-cell>
          <table:table-cell office:value-type="float" office:value="0.00187918680670205" calcext:value-type="float">
            <text:p>0.0018791868</text:p>
          </table:table-cell>
          <table:table-cell office:value-type="float" office:value="0.320544389099088" calcext:value-type="float">
            <text:p>0.3205443891</text:p>
          </table:table-cell>
          <table:table-cell table:style-name="ce29" office:value-type="float" office:value="2.99072228653766" calcext:value-type="float">
            <text:p>2.9907</text:p>
          </table:table-cell>
          <table:table-cell table:style-name="ce34" office:value-type="float" office:value="6.16663690659484" calcext:value-type="float">
            <text:p>6.16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mphimedon queenslandica</text:p>
          </table:table-cell>
          <table:table-cell table:style-name="ce9" office:value-type="string" calcext:value-type="string">
            <text:p>Aque</text:p>
          </table:table-cell>
          <table:table-cell table:style-name="ce9" office:value-type="float" office:value="18" calcext:value-type="float">
            <text:p>18</text:p>
          </table:table-cell>
          <table:table-cell table:style-name="ce8" table:formula="of:=IF([.E22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120.76363444965" calcext:value-type="float">
            <text:p>1120.7636344497</text:p>
          </table:table-cell>
          <table:table-cell office:value-type="float" office:value="90.355463133866" calcext:value-type="float">
            <text:p>90.3554631339</text:p>
          </table:table-cell>
          <table:table-cell office:value-type="float" office:value="400.24202894133" calcext:value-type="float">
            <text:p>400.2420289413</text:p>
          </table:table-cell>
          <table:table-cell table:style-name="ce9" office:value-type="float" office:value="1120.76363444965" calcext:value-type="float">
            <text:p>1120.7636344497</text:p>
          </table:table-cell>
          <table:table-cell office:value-type="float" office:value="90.355463133866" calcext:value-type="float">
            <text:p>90.3554631339</text:p>
          </table:table-cell>
          <table:table-cell office:value-type="float" office:value="400.963061915533" calcext:value-type="float">
            <text:p>400.9630619155</text:p>
          </table:table-cell>
          <table:table-cell office:value-type="float" office:value="0.00337725196426373" calcext:value-type="float">
            <text:p>0.003377252</text:p>
          </table:table-cell>
          <table:table-cell office:value-type="float" office:value="0.280124124110028" calcext:value-type="float">
            <text:p>0.2801241241</text:p>
          </table:table-cell>
          <table:table-cell table:style-name="ce29" office:value-type="float" office:value="3.27708665043757" calcext:value-type="float">
            <text:p>3.2771</text:p>
          </table:table-cell>
          <table:table-cell table:style-name="ce34" office:value-type="float" office:value="6.75709796782669" calcext:value-type="float">
            <text:p>6.75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rifera</text:p>
          </table:table-cell>
          <table:table-cell table:style-name="ce11" office:value-type="string" calcext:value-type="string">
            <text:p>PORIFERA</text:p>
          </table:table-cell>
          <table:table-cell table:style-name="ce9" office:value-type="float" office:value="19" calcext:value-type="float">
            <text:p>19</text:p>
          </table:table-cell>
          <table:table-cell table:style-name="ce8" table:formula="of:=IF([.E23]&lt;2;0;1)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430.65020025711" calcext:value-type="float">
            <text:p>1430.6502002571</text:p>
          </table:table-cell>
          <table:table-cell office:value-type="float" office:value="8.00259721643005" calcext:value-type="float">
            <text:p>8.0025972164</text:p>
          </table:table-cell>
          <table:table-cell office:value-type="float" office:value="19.8045166368909" calcext:value-type="float">
            <text:p>19.8045166369</text:p>
          </table:table-cell>
          <table:table-cell table:style-name="ce11" office:value-type="float" office:value="1431.37123323132" calcext:value-type="float">
            <text:p>1431.3712332313</text:p>
          </table:table-cell>
          <table:table-cell office:value-type="float" office:value="8.55972794930578" calcext:value-type="float">
            <text:p>8.5597279493</text:p>
          </table:table-cell>
          <table:table-cell office:value-type="float" office:value="19.8298234752771" calcext:value-type="float">
            <text:p>19.8298234753</text:p>
          </table:table-cell>
          <table:table-cell table:style-name="ce25" office:value-type="float" office:value="0.00032007482880406" calcext:value-type="float">
            <text:p>3.20E-04</text:p>
          </table:table-cell>
          <table:table-cell office:value-type="float" office:value="0.0137456947239317" calcext:value-type="float">
            <text:p>0.0137456947</text:p>
          </table:table-cell>
          <table:table-cell table:style-name="ce29" office:value-type="float" office:value="4.18529600360035" calcext:value-type="float">
            <text:p>4.1853</text:p>
          </table:table-cell>
          <table:table-cell table:style-name="ce34" office:value-type="float" office:value="8.62975506519028" calcext:value-type="float">
            <text:p>8.629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etazoa</text:p>
          </table:table-cell>
          <table:table-cell table:style-name="ce12" office:value-type="string" calcext:value-type="string">
            <text:p>METAZOA</text:p>
          </table:table-cell>
          <table:table-cell table:style-name="ce10" office:value-type="float" office:value="20" calcext:value-type="float">
            <text:p>20</text:p>
          </table:table-cell>
          <table:table-cell table:style-name="ce17" table:formula="of:=IF([.E24]&lt;2;0;1)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442.45211967758" calcext:value-type="float">
            <text:p>1442.4521196776</text:p>
          </table:table-cell>
          <table:table-cell table:style-name="ce3" office:value-type="float" office:value="244.215490044794" calcext:value-type="float">
            <text:p>244.2154900448</text:p>
          </table:table-cell>
          <table:table-cell table:style-name="ce3" office:value-type="float" office:value="18.1677335673492" calcext:value-type="float">
            <text:p>18.1677335673</text:p>
          </table:table-cell>
          <table:table-cell table:style-name="ce12" office:value-type="float" office:value="1442.64132875729" calcext:value-type="float">
            <text:p>1442.6413287573</text:p>
          </table:table-cell>
          <table:table-cell table:style-name="ce3" office:value-type="float" office:value="244.331584239844" calcext:value-type="float">
            <text:p>244.3315842398</text:p>
          </table:table-cell>
          <table:table-cell table:style-name="ce3" office:value-type="float" office:value="20.0228107086935" calcext:value-type="float">
            <text:p>20.0228107087</text:p>
          </table:table-cell>
          <table:table-cell table:style-name="ce3" office:value-type="float" office:value="0.0090609662414608" calcext:value-type="float">
            <text:p>0.0090609662</text:p>
          </table:table-cell>
          <table:table-cell table:style-name="ce3" office:value-type="float" office:value="0.0164372304787892" calcext:value-type="float">
            <text:p>0.0164372305</text:p>
          </table:table-cell>
          <table:table-cell table:style-name="ce30" office:value-type="float" office:value="4.21824949929032" calcext:value-type="float">
            <text:p>4.2182</text:p>
          </table:table-cell>
          <table:table-cell table:style-name="ce35" office:value-type="float" office:value="8.69770261205473" calcext:value-type="float">
            <text:p>8.6977</text:p>
          </table:table-cell>
          <table:table-cell table:style-name="ce3" table:number-columns-repeated="1008"/>
          <table:table-cell table:style-name="ce37"/>
        </table:table-row>
        <table:table-row table:style-name="ro1">
          <table:table-cell office:value-type="string" calcext:value-type="string">
            <text:p>Monosiga brevicollis</text:p>
          </table:table-cell>
          <table:table-cell table:style-name="ce9" office:value-type="string" calcext:value-type="string">
            <text:p>Mbre</text:p>
          </table:table-cell>
          <table:table-cell table:style-name="ce9" office:value-type="float" office:value="21" calcext:value-type="float">
            <text:p>21</text:p>
          </table:table-cell>
          <table:table-cell table:style-name="ce8" table:formula="of:=IF([.E25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997.330938876803" calcext:value-type="float">
            <text:p>997.3309388768</text:p>
          </table:table-cell>
          <table:table-cell office:value-type="float" office:value="88.4200520679556" calcext:value-type="float">
            <text:p>88.420052068</text:p>
          </table:table-cell>
          <table:table-cell office:value-type="float" office:value="325.403143119544" calcext:value-type="float">
            <text:p>325.4031431195</text:p>
          </table:table-cell>
          <table:table-cell table:style-name="ce9" office:value-type="float" office:value="997.330938876803" calcext:value-type="float">
            <text:p>997.3309388768</text:p>
          </table:table-cell>
          <table:table-cell office:value-type="float" office:value="88.4200520679556" calcext:value-type="float">
            <text:p>88.420052068</text:p>
          </table:table-cell>
          <table:table-cell office:value-type="float" office:value="340.788597441438" calcext:value-type="float">
            <text:p>340.7885974414</text:p>
          </table:table-cell>
          <table:table-cell office:value-type="float" office:value="0.00328290609608575" calcext:value-type="float">
            <text:p>0.0032829061</text:p>
          </table:table-cell>
          <table:table-cell office:value-type="float" office:value="0.272693355698728" calcext:value-type="float">
            <text:p>0.2726933557</text:p>
          </table:table-cell>
          <table:table-cell table:style-name="ce29" office:value-type="float" office:value="2.91617233589708" calcext:value-type="float">
            <text:p>2.9162</text:p>
          </table:table-cell>
          <table:table-cell table:style-name="ce34" office:value-type="float" office:value="6.0129207026282" calcext:value-type="float">
            <text:p>6.01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lpingoeca rosetta</text:p>
          </table:table-cell>
          <table:table-cell table:style-name="ce9" office:value-type="string" calcext:value-type="string">
            <text:p>Sros</text:p>
          </table:table-cell>
          <table:table-cell table:style-name="ce9" office:value-type="float" office:value="22" calcext:value-type="float">
            <text:p>22</text:p>
          </table:table-cell>
          <table:table-cell table:style-name="ce8" table:formula="of:=IF([.E26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185.36308545574" calcext:value-type="float">
            <text:p>1185.3630854557</text:p>
          </table:table-cell>
          <table:table-cell office:value-type="float" office:value="115.893806417521" calcext:value-type="float">
            <text:p>115.8938064175</text:p>
          </table:table-cell>
          <table:table-cell office:value-type="float" office:value="164.844750890174" calcext:value-type="float">
            <text:p>164.8447508902</text:p>
          </table:table-cell>
          <table:table-cell table:style-name="ce9" office:value-type="float" office:value="1185.36308545574" calcext:value-type="float">
            <text:p>1185.3630854557</text:p>
          </table:table-cell>
          <table:table-cell office:value-type="float" office:value="115.893806417521" calcext:value-type="float">
            <text:p>115.8938064175</text:p>
          </table:table-cell>
          <table:table-cell office:value-type="float" office:value="180.230205212068" calcext:value-type="float">
            <text:p>180.2302052121</text:p>
          </table:table-cell>
          <table:table-cell office:value-type="float" office:value="0.00430305118162695" calcext:value-type="float">
            <text:p>0.0043030512</text:p>
          </table:table-cell>
          <table:table-cell office:value-type="float" office:value="0.144214818528152" calcext:value-type="float">
            <text:p>0.1442148185</text:p>
          </table:table-cell>
          <table:table-cell table:style-name="ce29" office:value-type="float" office:value="3.46597393408111" calcext:value-type="float">
            <text:p>3.4660</text:p>
          </table:table-cell>
          <table:table-cell table:style-name="ce34" office:value-type="float" office:value="7.146568865792" calcext:value-type="float">
            <text:p>7.14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oanoflagellata</text:p>
          </table:table-cell>
          <table:table-cell table:style-name="ce9" office:value-type="string" calcext:value-type="string">
            <text:p>CHOANOS</text:p>
          </table:table-cell>
          <table:table-cell table:style-name="ce9" office:value-type="float" office:value="23" calcext:value-type="float">
            <text:p>23</text:p>
          </table:table-cell>
          <table:table-cell table:style-name="ce8" table:formula="of:=IF([.E27]&lt;2;0;1)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1234.31402992839" calcext:value-type="float">
            <text:p>1234.3140299284</text:p>
          </table:table-cell>
          <table:table-cell office:value-type="float" office:value="513.988267194042" calcext:value-type="float">
            <text:p>513.988267194</text:p>
          </table:table-cell>
          <table:table-cell office:value-type="float" office:value="496.078600465781" calcext:value-type="float">
            <text:p>496.0786004658</text:p>
          </table:table-cell>
          <table:table-cell table:style-name="ce9" office:value-type="float" office:value="1249.69948425029" calcext:value-type="float">
            <text:p>1249.6994842503</text:p>
          </table:table-cell>
          <table:table-cell office:value-type="float" office:value="529.269159817671" calcext:value-type="float">
            <text:p>529.2691598177</text:p>
          </table:table-cell>
          <table:table-cell office:value-type="float" office:value="497.902230793523" calcext:value-type="float">
            <text:p>497.9022307935</text:p>
          </table:table-cell>
          <table:table-cell office:value-type="float" office:value="0.0196283313774173" calcext:value-type="float">
            <text:p>0.0196283314</text:p>
          </table:table-cell>
          <table:table-cell office:value-type="float" office:value="0.408673724720582" calcext:value-type="float">
            <text:p>0.4086737247</text:p>
          </table:table-cell>
          <table:table-cell table:style-name="ce29" office:value-type="float" office:value="3.65409205921137" calcext:value-type="float">
            <text:p>3.6541</text:p>
          </table:table-cell>
          <table:table-cell table:style-name="ce34" office:value-type="float" office:value="7.53445381868433" calcext:value-type="float">
            <text:p>7.534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etazoa+Choanoflagellata</text:p>
          </table:table-cell>
          <table:table-cell table:style-name="ce10" office:value-type="string" calcext:value-type="string">
            <text:p>CHOAZOA</text:p>
          </table:table-cell>
          <table:table-cell table:style-name="ce10" office:value-type="float" office:value="24" calcext:value-type="float">
            <text:p>24</text:p>
          </table:table-cell>
          <table:table-cell table:style-name="ce17" table:formula="of:=IF([.E28]&lt;2;0;1)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0" office:value-type="float" office:value="1216.40436320013" calcext:value-type="float">
            <text:p>1216.4043632001</text:p>
          </table:table-cell>
          <table:table-cell table:style-name="ce3" office:value-type="float" office:value="344.689221834538" calcext:value-type="float">
            <text:p>344.6892218345</text:p>
          </table:table-cell>
          <table:table-cell table:style-name="ce3" office:value-type="float" office:value="41.7196841289409" calcext:value-type="float">
            <text:p>41.7196841289</text:p>
          </table:table-cell>
          <table:table-cell table:style-name="ce10" office:value-type="float" office:value="1218.33255522614" calcext:value-type="float">
            <text:p>1218.3325552261</text:p>
          </table:table-cell>
          <table:table-cell table:style-name="ce3" office:value-type="float" office:value="346.573335817273" calcext:value-type="float">
            <text:p>346.5733358173</text:p>
          </table:table-cell>
          <table:table-cell table:style-name="ce3" office:value-type="float" office:value="41.9993872791602" calcext:value-type="float">
            <text:p>41.9993872792</text:p>
          </table:table-cell>
          <table:table-cell table:style-name="ce3" office:value-type="float" office:value="0.0127092801730903" calcext:value-type="float">
            <text:p>0.0127092802</text:p>
          </table:table-cell>
          <table:table-cell table:style-name="ce3" office:value-type="float" office:value="0.0459684851860471" calcext:value-type="float">
            <text:p>0.0459684852</text:p>
          </table:table-cell>
          <table:table-cell table:style-name="ce30" office:value-type="float" office:value="3.56237589247409" calcext:value-type="float">
            <text:p>3.5624</text:p>
          </table:table-cell>
          <table:table-cell table:style-name="ce35" office:value-type="float" office:value="7.34534221133803" calcext:value-type="float">
            <text:p>7.3453</text:p>
          </table:table-cell>
          <table:table-cell table:style-name="ce3" table:number-columns-repeated="1008"/>
          <table:table-cell table:style-name="ce37"/>
        </table:table-row>
        <table:table-row table:style-name="ro1">
          <table:table-cell office:value-type="string" calcext:value-type="string">
            <text:p>Capsaspora owczarzaki</text:p>
          </table:table-cell>
          <table:table-cell table:style-name="ce9" office:value-type="string" calcext:value-type="string">
            <text:p>Cowc</text:p>
          </table:table-cell>
          <table:table-cell table:style-name="ce9" office:value-type="float" office:value="25" calcext:value-type="float">
            <text:p>25</text:p>
          </table:table-cell>
          <table:table-cell table:style-name="ce8" table:formula="of:=IF([.E29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575.986527003525" calcext:value-type="float">
            <text:p>575.9865270035</text:p>
          </table:table-cell>
          <table:table-cell office:value-type="float" office:value="82.7458318181044" calcext:value-type="float">
            <text:p>82.7458318181</text:p>
          </table:table-cell>
          <table:table-cell office:value-type="float" office:value="420.194130309112" calcext:value-type="float">
            <text:p>420.1941303091</text:p>
          </table:table-cell>
          <table:table-cell table:style-name="ce9" office:value-type="float" office:value="575.986527003525" calcext:value-type="float">
            <text:p>575.9865270035</text:p>
          </table:table-cell>
          <table:table-cell office:value-type="float" office:value="82.7458318181044" calcext:value-type="float">
            <text:p>82.7458318181</text:p>
          </table:table-cell>
          <table:table-cell office:value-type="float" office:value="420.517911502604" calcext:value-type="float">
            <text:p>420.5179115026</text:p>
          </table:table-cell>
          <table:table-cell office:value-type="float" office:value="0.003034088503831" calcext:value-type="float">
            <text:p>0.0030340885</text:p>
          </table:table-cell>
          <table:table-cell office:value-type="float" office:value="0.460203990331972" calcext:value-type="float">
            <text:p>0.4602039903</text:p>
          </table:table-cell>
          <table:table-cell table:style-name="ce29" office:value-type="float" office:value="1.68417113158925" calcext:value-type="float">
            <text:p>1.6842</text:p>
          </table:table-cell>
          <table:table-cell table:style-name="ce34" office:value-type="float" office:value="3.4726299743141" calcext:value-type="float">
            <text:p>3.472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ilozoa (Met+Cho+Capsaspora)</text:p>
          </table:table-cell>
          <table:table-cell table:style-name="ce10" office:value-type="string" calcext:value-type="string">
            <text:p>FILOZOA</text:p>
          </table:table-cell>
          <table:table-cell table:style-name="ce10" office:value-type="float" office:value="26" calcext:value-type="float">
            <text:p>26</text:p>
          </table:table-cell>
          <table:table-cell table:style-name="ce17" table:formula="of:=IF([.E30]&lt;2;0;1)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0" office:value-type="float" office:value="913.434825494532" calcext:value-type="float">
            <text:p>913.4348254945</text:p>
          </table:table-cell>
          <table:table-cell table:style-name="ce3" office:value-type="float" office:value="11.3213677225728" calcext:value-type="float">
            <text:p>11.3213677226</text:p>
          </table:table-cell>
          <table:table-cell table:style-name="ce3" office:value-type="float" office:value="14.0894297579657" calcext:value-type="float">
            <text:p>14.089429758</text:p>
          </table:table-cell>
          <table:table-cell table:style-name="ce10" office:value-type="float" office:value="913.758606688025" calcext:value-type="float">
            <text:p>913.758606688</text:p>
          </table:table-cell>
          <table:table-cell table:style-name="ce3" office:value-type="float" office:value="11.5239727413026" calcext:value-type="float">
            <text:p>11.5239727413</text:p>
          </table:table-cell>
          <table:table-cell table:style-name="ce3" office:value-type="float" office:value="14.1659507398091" calcext:value-type="float">
            <text:p>14.1659507398</text:p>
          </table:table-cell>
          <table:table-cell table:style-name="ce24" office:value-type="float" office:value="0.000422299102470648" calcext:value-type="float">
            <text:p>4.22E-04</text:p>
          </table:table-cell>
          <table:table-cell table:style-name="ce3" office:value-type="float" office:value="0.0154664568540882" calcext:value-type="float">
            <text:p>0.0154664569</text:p>
          </table:table-cell>
          <table:table-cell table:style-name="ce30" office:value-type="float" office:value="2.67180879148545" calcext:value-type="float">
            <text:p>2.6718</text:p>
          </table:table-cell>
          <table:table-cell table:style-name="ce35" office:value-type="float" office:value="5.50906206674676" calcext:value-type="float">
            <text:p>5.5091</text:p>
          </table:table-cell>
          <table:table-cell table:style-name="ce3" table:number-columns-repeated="1008"/>
          <table:table-cell table:style-name="ce37"/>
        </table:table-row>
        <table:table-row table:style-name="ro1">
          <table:table-cell office:value-type="string" calcext:value-type="string">
            <text:p>Sphaeroforma arctica</text:p>
          </table:table-cell>
          <table:table-cell table:style-name="ce9" office:value-type="string" calcext:value-type="string">
            <text:p>Sarc</text:p>
          </table:table-cell>
          <table:table-cell table:style-name="ce9" office:value-type="float" office:value="27" calcext:value-type="float">
            <text:p>27</text:p>
          </table:table-cell>
          <table:table-cell table:style-name="ce8" table:formula="of:=IF([.E31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796.951817063439" calcext:value-type="float">
            <text:p>796.9518170634</text:p>
          </table:table-cell>
          <table:table-cell office:value-type="float" office:value="59.6451899025186" calcext:value-type="float">
            <text:p>59.6451899025</text:p>
          </table:table-cell>
          <table:table-cell office:value-type="float" office:value="78.1016566158058" calcext:value-type="float">
            <text:p>78.1016566158</text:p>
          </table:table-cell>
          <table:table-cell table:style-name="ce9" office:value-type="float" office:value="796.951817063439" calcext:value-type="float">
            <text:p>796.9518170634</text:p>
          </table:table-cell>
          <table:table-cell office:value-type="float" office:value="59.6451899025186" calcext:value-type="float">
            <text:p>59.6451899025</text:p>
          </table:table-cell>
          <table:table-cell office:value-type="float" office:value="78.41029437622" calcext:value-type="float">
            <text:p>78.4102943762</text:p>
          </table:table-cell>
          <table:table-cell office:value-type="float" office:value="0.00217922998415014" calcext:value-type="float">
            <text:p>0.00217923</text:p>
          </table:table-cell>
          <table:table-cell office:value-type="float" office:value="0.096119215186343" calcext:value-type="float">
            <text:p>0.0961192152</text:p>
          </table:table-cell>
          <table:table-cell table:style-name="ce29" office:value-type="float" office:value="2.33026847094573" calcext:value-type="float">
            <text:p>2.3303</text:p>
          </table:table-cell>
          <table:table-cell table:style-name="ce34" office:value-type="float" office:value="4.80483247137073" calcext:value-type="float">
            <text:p>4.80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eolimax fragrantissima</text:p>
          </table:table-cell>
          <table:table-cell table:style-name="ce9" office:value-type="string" calcext:value-type="string">
            <text:p>Cfra</text:p>
          </table:table-cell>
          <table:table-cell table:style-name="ce9" office:value-type="float" office:value="28" calcext:value-type="float">
            <text:p>28</text:p>
          </table:table-cell>
          <table:table-cell table:style-name="ce8" table:formula="of:=IF([.E32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832.773550042311" calcext:value-type="float">
            <text:p>832.7735500423</text:p>
          </table:table-cell>
          <table:table-cell office:value-type="float" office:value="28.1963393527532" calcext:value-type="float">
            <text:p>28.1963393528</text:p>
          </table:table-cell>
          <table:table-cell office:value-type="float" office:value="10.831073087168" calcext:value-type="float">
            <text:p>10.8310730872</text:p>
          </table:table-cell>
          <table:table-cell table:style-name="ce9" office:value-type="float" office:value="832.773550042311" calcext:value-type="float">
            <text:p>832.7735500423</text:p>
          </table:table-cell>
          <table:table-cell office:value-type="float" office:value="28.1963393527532" calcext:value-type="float">
            <text:p>28.1963393528</text:p>
          </table:table-cell>
          <table:table-cell office:value-type="float" office:value="11.1397108475822" calcext:value-type="float">
            <text:p>11.1397108476</text:p>
          </table:table-cell>
          <table:table-cell office:value-type="float" office:value="0.00103073047914325" calcext:value-type="float">
            <text:p>0.0010307305</text:p>
          </table:table-cell>
          <table:table-cell office:value-type="float" office:value="0.0136496631165757" calcext:value-type="float">
            <text:p>0.0136496631</text:p>
          </table:table-cell>
          <table:table-cell table:style-name="ce29" office:value-type="float" office:value="2.43501038024067" calcext:value-type="float">
            <text:p>2.4350</text:p>
          </table:table-cell>
          <table:table-cell table:style-name="ce34" office:value-type="float" office:value="5.02080214746967" calcext:value-type="float">
            <text:p>5.02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haeroforma+Creolimax</text:p>
          </table:table-cell>
          <table:table-cell table:style-name="ce9" office:value-type="string" calcext:value-type="string">
            <text:p>ICCFSA</text:p>
          </table:table-cell>
          <table:table-cell table:style-name="ce9" office:value-type="float" office:value="29" calcext:value-type="float">
            <text:p>29</text:p>
          </table:table-cell>
          <table:table-cell table:style-name="ce8" table:formula="of:=IF([.E33]&lt;2;0;1)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815.408283776728" calcext:value-type="float">
            <text:p>815.4082837767</text:p>
          </table:table-cell>
          <table:table-cell office:value-type="float" office:value="310.921710810316" calcext:value-type="float">
            <text:p>310.9217108103</text:p>
          </table:table-cell>
          <table:table-cell office:value-type="float" office:value="639.713559723044" calcext:value-type="float">
            <text:p>639.713559723</text:p>
          </table:table-cell>
          <table:table-cell table:style-name="ce9" office:value-type="float" office:value="815.716921537142" calcext:value-type="float">
            <text:p>815.7169215371</text:p>
          </table:table-cell>
          <table:table-cell office:value-type="float" office:value="311.217119346974" calcext:value-type="float">
            <text:p>311.217119347</text:p>
          </table:table-cell>
          <table:table-cell office:value-type="float" office:value="652.716291153491" calcext:value-type="float">
            <text:p>652.7162911535</text:p>
          </table:table-cell>
          <table:table-cell office:value-type="float" office:value="0.0115161294034853" calcext:value-type="float">
            <text:p>0.0115161294</text:p>
          </table:table-cell>
          <table:table-cell office:value-type="float" office:value="0.564019871902292" calcext:value-type="float">
            <text:p>0.5640198719</text:p>
          </table:table-cell>
          <table:table-cell table:style-name="ce29" office:value-type="float" office:value="2.38513719747702" calcext:value-type="float">
            <text:p>2.3851</text:p>
          </table:table-cell>
          <table:table-cell table:style-name="ce34" office:value-type="float" office:value="4.91796752091003" calcext:value-type="float">
            <text:p>4.91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chthyophonus hoferi</text:p>
          </table:table-cell>
          <table:table-cell table:style-name="ce9" office:value-type="string" calcext:value-type="string">
            <text:p>Ihof</text:p>
          </table:table-cell>
          <table:table-cell table:style-name="ce9" office:value-type="float" office:value="30" calcext:value-type="float">
            <text:p>30</text:p>
          </table:table-cell>
          <table:table-cell table:style-name="ce8" table:formula="of:=IF([.E34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180.34395048729" calcext:value-type="float">
            <text:p>1180.3439504873</text:p>
          </table:table-cell>
          <table:table-cell office:value-type="float" office:value="152.315709488129" calcext:value-type="float">
            <text:p>152.3157094881</text:p>
          </table:table-cell>
          <table:table-cell office:value-type="float" office:value="116.171891690301" calcext:value-type="float">
            <text:p>116.1718916903</text:p>
          </table:table-cell>
          <table:table-cell table:style-name="ce9" office:value-type="float" office:value="1180.34395048729" calcext:value-type="float">
            <text:p>1180.3439504873</text:p>
          </table:table-cell>
          <table:table-cell office:value-type="float" office:value="152.315709488129" calcext:value-type="float">
            <text:p>152.3157094881</text:p>
          </table:table-cell>
          <table:table-cell office:value-type="float" office:value="129.187852344504" calcext:value-type="float">
            <text:p>129.1878523445</text:p>
          </table:table-cell>
          <table:table-cell office:value-type="float" office:value="0.00564262442784672" calcext:value-type="float">
            <text:p>0.0056426244</text:p>
          </table:table-cell>
          <table:table-cell office:value-type="float" office:value="0.111632461851709" calcext:value-type="float">
            <text:p>0.1116324619</text:p>
          </table:table-cell>
          <table:table-cell table:style-name="ce29" office:value-type="float" office:value="3.45129810084003" calcext:value-type="float">
            <text:p>3.4513</text:p>
          </table:table-cell>
          <table:table-cell table:style-name="ce34" office:value-type="float" office:value="7.11630843830033" calcext:value-type="float">
            <text:p>7.116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chthyophonida</text:p>
          </table:table-cell>
          <table:table-cell table:style-name="ce10" office:value-type="string" calcext:value-type="string">
            <text:p>ICHPHO</text:p>
          </table:table-cell>
          <table:table-cell table:style-name="ce10" office:value-type="float" office:value="31" calcext:value-type="float">
            <text:p>31</text:p>
          </table:table-cell>
          <table:table-cell table:style-name="ce17" table:formula="of:=IF([.E35]&lt;2;0;1)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0" office:value-type="float" office:value="1144.20013268946" calcext:value-type="float">
            <text:p>1144.2001326895</text:p>
          </table:table-cell>
          <table:table-cell table:style-name="ce3" office:value-type="float" office:value="269.026857430482" calcext:value-type="float">
            <text:p>269.0268574305</text:p>
          </table:table-cell>
          <table:table-cell table:style-name="ce3" office:value-type="float" office:value="41.0768015822608" calcext:value-type="float">
            <text:p>41.0768015823</text:p>
          </table:table-cell>
          <table:table-cell table:style-name="ce10" office:value-type="float" office:value="1157.21609334366" calcext:value-type="float">
            <text:p>1157.2160933437</text:p>
          </table:table-cell>
          <table:table-cell table:style-name="ce3" office:value-type="float" office:value="281.926567701817" calcext:value-type="float">
            <text:p>281.9265677018</text:p>
          </table:table-cell>
          <table:table-cell table:style-name="ce3" office:value-type="float" office:value="41.1620016462716" calcext:value-type="float">
            <text:p>41.1620016463</text:p>
          </table:table-cell>
          <table:table-cell table:style-name="ce3" office:value-type="float" office:value="0.0103346829959793" calcext:value-type="float">
            <text:p>0.010334683</text:p>
          </table:table-cell>
          <table:table-cell table:style-name="ce3" office:value-type="float" office:value="0.0448857662037546" calcext:value-type="float">
            <text:p>0.0448857662</text:p>
          </table:table-cell>
          <table:table-cell table:style-name="ce30" office:value-type="float" office:value="3.38367278755456" calcext:value-type="float">
            <text:p>3.3837</text:p>
          </table:table-cell>
          <table:table-cell table:style-name="ce35" office:value-type="float" office:value="6.97687029835555" calcext:value-type="float">
            <text:p>6.97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romosphaera perkinsii</text:p>
          </table:table-cell>
          <table:table-cell table:style-name="ce9" office:value-type="string" calcext:value-type="string">
            <text:p>Nk52</text:p>
          </table:table-cell>
          <table:table-cell table:style-name="ce9" office:value-type="float" office:value="32" calcext:value-type="float">
            <text:p>32</text:p>
          </table:table-cell>
          <table:table-cell table:style-name="ce8" table:formula="of:=IF([.E36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11.089290406477" calcext:value-type="float">
            <text:p>111.0892904065</text:p>
          </table:table-cell>
          <table:table-cell office:value-type="float" office:value="28.8373844576783" calcext:value-type="float">
            <text:p>28.8373844577</text:p>
          </table:table-cell>
          <table:table-cell office:value-type="float" office:value="833.998170892435" calcext:value-type="float">
            <text:p>833.9981708924</text:p>
          </table:table-cell>
          <table:table-cell table:style-name="ce9" office:value-type="float" office:value="111.089290406477" calcext:value-type="float">
            <text:p>111.0892904065</text:p>
          </table:table-cell>
          <table:table-cell office:value-type="float" office:value="28.8373844576783" calcext:value-type="float">
            <text:p>28.8373844577</text:p>
          </table:table-cell>
          <table:table-cell office:value-type="float" office:value="834.199621339312" calcext:value-type="float">
            <text:p>834.1996213393</text:p>
          </table:table-cell>
          <table:table-cell office:value-type="float" office:value="0.00105026979273676" calcext:value-type="float">
            <text:p>0.0010502698</text:p>
          </table:table-cell>
          <table:table-cell office:value-type="float" office:value="0.910181373239901" calcext:value-type="float">
            <text:p>0.9101813732</text:p>
          </table:table-cell>
          <table:table-cell table:style-name="ce29" office:value-type="float" office:value="0.324822486568646" calcext:value-type="float">
            <text:p>0.3248</text:p>
          </table:table-cell>
          <table:table-cell table:style-name="ce34" office:value-type="float" office:value="0.669758721089765" calcext:value-type="float">
            <text:p>0.669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chthyosporea</text:p>
          </table:table-cell>
          <table:table-cell table:style-name="ce10" office:value-type="string" calcext:value-type="string">
            <text:p>ICHTHY</text:p>
          </table:table-cell>
          <table:table-cell table:style-name="ce10" office:value-type="float" office:value="33" calcext:value-type="float">
            <text:p>33</text:p>
          </table:table-cell>
          <table:table-cell table:style-name="ce17" table:formula="of:=IF([.E37]&lt;2;0;1)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0" office:value-type="float" office:value="916.250076841233" calcext:value-type="float">
            <text:p>916.2500768412</text:p>
          </table:table-cell>
          <table:table-cell table:style-name="ce3" office:value-type="float" office:value="0.0245180381851081" calcext:value-type="float">
            <text:p>0.0245180382</text:p>
          </table:table-cell>
          <table:table-cell table:style-name="ce24" office:value-type="float" office:value="0.000909797877196743" calcext:value-type="float">
            <text:p>9.10E-04</text:p>
          </table:table-cell>
          <table:table-cell table:style-name="ce10" office:value-type="float" office:value="916.451527288111" calcext:value-type="float">
            <text:p>916.4515272881</text:p>
          </table:table-cell>
          <table:table-cell table:style-name="ce3" office:value-type="float" office:value="0.0264005283789674" calcext:value-type="float">
            <text:p>0.0264005284</text:p>
          </table:table-cell>
          <table:table-cell table:style-name="ce24" office:value-type="float" office:value="0.000911842088657181" calcext:value-type="float">
            <text:p>9.12E-04</text:p>
          </table:table-cell>
          <table:table-cell table:style-name="ce24" office:value-type="float" office:value="0.00000100008294678933" calcext:value-type="float">
            <text:p>1.00E-06</text:p>
          </table:table-cell>
          <table:table-cell table:style-name="ce24" office:value-type="float" office:value="0.00000100017681414766" calcext:value-type="float">
            <text:p>1.00E-06</text:p>
          </table:table-cell>
          <table:table-cell table:style-name="ce30" office:value-type="float" office:value="2.67968282832781" calcext:value-type="float">
            <text:p>2.6797</text:p>
          </table:table-cell>
          <table:table-cell table:style-name="ce35" office:value-type="float" office:value="5.52529771872105" calcext:value-type="float">
            <text:p>5.5253</text:p>
          </table:table-cell>
          <table:table-cell table:style-name="ce24"/>
          <table:table-cell table:style-name="ce3" table:number-columns-repeated="1007"/>
          <table:table-cell table:style-name="ce37"/>
        </table:table-row>
        <table:table-row table:style-name="ro1">
          <table:table-cell office:value-type="string" calcext:value-type="string">
            <text:p>Corallochytrium limacisporum</text:p>
          </table:table-cell>
          <table:table-cell table:style-name="ce9" office:value-type="string" calcext:value-type="string">
            <text:p>Clim</text:p>
          </table:table-cell>
          <table:table-cell table:style-name="ce9" office:value-type="float" office:value="34" calcext:value-type="float">
            <text:p>34</text:p>
          </table:table-cell>
          <table:table-cell table:style-name="ce8" table:formula="of:=IF([.E38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5.36527132167417" calcext:value-type="float">
            <text:p>5.3652713217</text:p>
          </table:table-cell>
          <table:table-cell office:value-type="float" office:value="2.05513177128246" calcext:value-type="float">
            <text:p>2.0551317713</text:p>
          </table:table-cell>
          <table:table-cell office:value-type="float" office:value="912.916329050536" calcext:value-type="float">
            <text:p>912.9163290505</text:p>
          </table:table-cell>
          <table:table-cell table:style-name="ce9" office:value-type="float" office:value="5.36527132167417" calcext:value-type="float">
            <text:p>5.3652713217</text:p>
          </table:table-cell>
          <table:table-cell office:value-type="float" office:value="2.05513177128246" calcext:value-type="float">
            <text:p>2.0551317713</text:p>
          </table:table-cell>
          <table:table-cell office:value-type="float" office:value="913.115899051432" calcext:value-type="float">
            <text:p>913.1158990514</text:p>
          </table:table-cell>
          <table:table-cell table:style-name="ce25" office:value-type="float" office:value="0.0000754239090518702" calcext:value-type="float">
            <text:p>7.54E-05</text:p>
          </table:table-cell>
          <table:table-cell office:value-type="float" office:value="0.996388349292771" calcext:value-type="float">
            <text:p>0.9963883493</text:p>
          </table:table-cell>
          <table:table-cell table:style-name="ce29" office:value-type="float" office:value="0.0156879278411525" calcext:value-type="float">
            <text:p>0.0157</text:p>
          </table:table-cell>
          <table:table-cell table:style-name="ce34" office:value-type="float" office:value="0.0323472878938704" calcext:value-type="float">
            <text:p>0.03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retosporea</text:p>
          </table:table-cell>
          <table:table-cell table:style-name="ce9" office:value-type="string" calcext:value-type="string">
            <text:p>TERETO</text:p>
          </table:table-cell>
          <table:table-cell table:style-name="ce9" office:value-type="float" office:value="35" calcext:value-type="float">
            <text:p>35</text:p>
          </table:table-cell>
          <table:table-cell table:style-name="ce8" table:formula="of:=IF([.E39]&lt;2;0;1)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916.226468600928" calcext:value-type="float">
            <text:p>916.2264686009</text:p>
          </table:table-cell>
          <table:table-cell office:value-type="float" office:value="0.0244937829440624" calcext:value-type="float">
            <text:p>0.0244937829</text:p>
          </table:table-cell>
          <table:table-cell table:style-name="ce25" office:value-type="float" office:value="0.000912711943087953" calcext:value-type="float">
            <text:p>9.13E-04</text:p>
          </table:table-cell>
          <table:table-cell table:style-name="ce9" office:value-type="float" office:value="916.426038601823" calcext:value-type="float">
            <text:p>916.4260386018</text:p>
          </table:table-cell>
          <table:table-cell office:value-type="float" office:value="0.026368659434313" calcext:value-type="float">
            <text:p>0.0263686594</text:p>
          </table:table-cell>
          <table:table-cell table:style-name="ce25" office:value-type="float" office:value="0.000914744143878567" calcext:value-type="float">
            <text:p>9.15E-04</text:p>
          </table:table-cell>
          <table:table-cell table:style-name="ce25" office:value-type="float" office:value="0.000000999562872028292" calcext:value-type="float">
            <text:p>1.00E-06</text:p>
          </table:table-cell>
          <table:table-cell table:style-name="ce25" office:value-type="float" office:value="0.00000100018016135905" calcext:value-type="float">
            <text:p>1.00E-06</text:p>
          </table:table-cell>
          <table:table-cell table:style-name="ce29" office:value-type="float" office:value="2.67960830000533" calcext:value-type="float">
            <text:p>2.6796</text:p>
          </table:table-cell>
          <table:table-cell table:style-name="ce34" office:value-type="float" office:value="5.52514404711267" calcext:value-type="float">
            <text:p>5.5251</text:p>
          </table:table-cell>
          <table:table-cell table:style-name="ce25"/>
          <table:table-cell table:number-columns-repeated="1008"/>
        </table:table-row>
        <table:table-row table:style-name="ro1">
          <table:table-cell table:style-name="ce3" office:value-type="string" calcext:value-type="string">
            <text:p>Holozoa</text:p>
          </table:table-cell>
          <table:table-cell table:style-name="ce13" office:value-type="string" calcext:value-type="string">
            <text:p>HOLOZOA</text:p>
          </table:table-cell>
          <table:table-cell table:style-name="ce10" office:value-type="float" office:value="36" calcext:value-type="float">
            <text:p>36</text:p>
          </table:table-cell>
          <table:table-cell table:style-name="ce17" table:formula="of:=IF([.E40]&lt;2;0;1)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16.202887529926" calcext:value-type="float">
            <text:p>916.2028875299</text:p>
          </table:table-cell>
          <table:table-cell table:style-name="ce3" office:value-type="float" office:value="54.169212080409" calcext:value-type="float">
            <text:p>54.1692120804</text:p>
          </table:table-cell>
          <table:table-cell table:style-name="ce3" office:value-type="float" office:value="91.4725568818561" calcext:value-type="float">
            <text:p>91.4725568819</text:p>
          </table:table-cell>
          <table:table-cell table:style-name="ce13" office:value-type="float" office:value="916.400584686532" calcext:value-type="float">
            <text:p>916.4005846865</text:p>
          </table:table-cell>
          <table:table-cell table:style-name="ce3" office:value-type="float" office:value="54.3192733013607" calcext:value-type="float">
            <text:p>54.3192733014</text:p>
          </table:table-cell>
          <table:table-cell table:style-name="ce3" office:value-type="float" office:value="92.7908932093916" calcext:value-type="float">
            <text:p>92.7908932094</text:p>
          </table:table-cell>
          <table:table-cell table:style-name="ce3" office:value-type="float" office:value="0.00199743959697807" calcext:value-type="float">
            <text:p>0.0019974396</text:p>
          </table:table-cell>
          <table:table-cell table:style-name="ce3" office:value-type="float" office:value="0.0971836023367868" calcext:value-type="float">
            <text:p>0.0971836023</text:p>
          </table:table-cell>
          <table:table-cell table:style-name="ce30" office:value-type="float" office:value="2.67953387335243" calcext:value-type="float">
            <text:p>2.6795</text:p>
          </table:table-cell>
          <table:table-cell table:style-name="ce35" office:value-type="float" office:value="5.52499058513906" calcext:value-type="float">
            <text:p>5.5250</text:p>
          </table:table-cell>
          <table:table-cell table:style-name="ce3" table:number-columns-repeated="1008"/>
          <table:table-cell table:style-name="ce37"/>
        </table:table-row>
        <table:table-row table:style-name="ro1">
          <table:table-cell office:value-type="string" calcext:value-type="string">
            <text:p>Schizosaccharomyces pombe</text:p>
          </table:table-cell>
          <table:table-cell table:style-name="ce9" office:value-type="string" calcext:value-type="string">
            <text:p>Spom</text:p>
          </table:table-cell>
          <table:table-cell table:style-name="ce9" office:value-type="float" office:value="37" calcext:value-type="float">
            <text:p>37</text:p>
          </table:table-cell>
          <table:table-cell table:style-name="ce8" table:formula="of:=IF([.E41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07.924641725568" calcext:value-type="float">
            <text:p>207.9246417256</text:p>
          </table:table-cell>
          <table:table-cell office:value-type="float" office:value="21.4649458682905" calcext:value-type="float">
            <text:p>21.4649458683</text:p>
          </table:table-cell>
          <table:table-cell office:value-type="float" office:value="242.256704810493" calcext:value-type="float">
            <text:p>242.2567048105</text:p>
          </table:table-cell>
          <table:table-cell table:style-name="ce9" office:value-type="float" office:value="207.924641725568" calcext:value-type="float">
            <text:p>207.9246417256</text:p>
          </table:table-cell>
          <table:table-cell office:value-type="float" office:value="21.4649458682905" calcext:value-type="float">
            <text:p>21.4649458683</text:p>
          </table:table-cell>
          <table:table-cell office:value-type="float" office:value="261.689113029727" calcext:value-type="float">
            <text:p>261.6891130297</text:p>
          </table:table-cell>
          <table:table-cell table:style-name="ce25" office:value-type="float" office:value="0.000773865339076979" calcext:value-type="float">
            <text:p>7.74E-04</text:p>
          </table:table-cell>
          <table:table-cell office:value-type="float" office:value="0.583926646936281" calcext:value-type="float">
            <text:p>0.5839266469</text:p>
          </table:table-cell>
          <table:table-cell table:style-name="ce29" office:value-type="float" office:value="0.607966788671251" calcext:value-type="float">
            <text:p>0.6080</text:p>
          </table:table-cell>
          <table:table-cell table:style-name="ce34" office:value-type="float" office:value="1.25358026516879" calcext:value-type="float">
            <text:p>1.25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urospora crassa</text:p>
          </table:table-cell>
          <table:table-cell table:style-name="ce9" office:value-type="string" calcext:value-type="string">
            <text:p>Ncra</text:p>
          </table:table-cell>
          <table:table-cell table:style-name="ce9" office:value-type="float" office:value="38" calcext:value-type="float">
            <text:p>38</text:p>
          </table:table-cell>
          <table:table-cell table:style-name="ce8" table:formula="of:=IF([.E42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96.925768419879" calcext:value-type="float">
            <text:p>196.9257684199</text:p>
          </table:table-cell>
          <table:table-cell office:value-type="float" office:value="80.6973505662085" calcext:value-type="float">
            <text:p>80.6973505662</text:p>
          </table:table-cell>
          <table:table-cell office:value-type="float" office:value="312.4879828141" calcext:value-type="float">
            <text:p>312.4879828141</text:p>
          </table:table-cell>
          <table:table-cell table:style-name="ce9" office:value-type="float" office:value="196.925768419879" calcext:value-type="float">
            <text:p>196.9257684199</text:p>
          </table:table-cell>
          <table:table-cell office:value-type="float" office:value="80.6973505662085" calcext:value-type="float">
            <text:p>80.6973505662</text:p>
          </table:table-cell>
          <table:table-cell office:value-type="float" office:value="331.920391033334" calcext:value-type="float">
            <text:p>331.9203910333</text:p>
          </table:table-cell>
          <table:table-cell office:value-type="float" office:value="0.00290944251017253" calcext:value-type="float">
            <text:p>0.0029094425</text:p>
          </table:table-cell>
          <table:table-cell office:value-type="float" office:value="0.740639214961912" calcext:value-type="float">
            <text:p>0.740639215</text:p>
          </table:table-cell>
          <table:table-cell table:style-name="ce29" office:value-type="float" office:value="0.575806340409003" calcext:value-type="float">
            <text:p>0.5758</text:p>
          </table:table-cell>
          <table:table-cell table:style-name="ce34" office:value-type="float" office:value="1.18726792046218" calcext:value-type="float">
            <text:p>1.18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scomycota</text:p>
          </table:table-cell>
          <table:table-cell table:style-name="ce9" office:value-type="string" calcext:value-type="string">
            <text:p>ASCOMY</text:p>
          </table:table-cell>
          <table:table-cell table:style-name="ce9" office:value-type="float" office:value="39" calcext:value-type="float">
            <text:p>39</text:p>
          </table:table-cell>
          <table:table-cell table:style-name="ce8" table:formula="of:=IF([.E43]&lt;2;0;1)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428.716400667772" calcext:value-type="float">
            <text:p>428.7164006678</text:p>
          </table:table-cell>
          <table:table-cell office:value-type="float" office:value="42.2468324640652" calcext:value-type="float">
            <text:p>42.2468324641</text:p>
          </table:table-cell>
          <table:table-cell office:value-type="float" office:value="318.034153153973" calcext:value-type="float">
            <text:p>318.034153154</text:p>
          </table:table-cell>
          <table:table-cell table:style-name="ce9" office:value-type="float" office:value="448.148808887005" calcext:value-type="float">
            <text:p>448.148808887</text:p>
          </table:table-cell>
          <table:table-cell office:value-type="float" office:value="60.7713251352882" calcext:value-type="float">
            <text:p>60.7713251353</text:p>
          </table:table-cell>
          <table:table-cell office:value-type="float" office:value="319.76058016786" calcext:value-type="float">
            <text:p>319.7605801679</text:p>
          </table:table-cell>
          <table:table-cell office:value-type="float" office:value="0.00221124393406452" calcext:value-type="float">
            <text:p>0.0022112439</text:p>
          </table:table-cell>
          <table:table-cell office:value-type="float" office:value="0.452177668886196" calcext:value-type="float">
            <text:p>0.4521776689</text:p>
          </table:table-cell>
          <table:table-cell table:style-name="ce29" office:value-type="float" office:value="1.31037663417253" calcext:value-type="float">
            <text:p>1.3104</text:p>
          </table:table-cell>
          <table:table-cell table:style-name="ce34" office:value-type="float" office:value="2.70189477311273" calcext:value-type="float">
            <text:p>2.70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yptococcus neoformans</text:p>
          </table:table-cell>
          <table:table-cell table:style-name="ce9" office:value-type="string" calcext:value-type="string">
            <text:p>Cneo</text:p>
          </table:table-cell>
          <table:table-cell table:style-name="ce9" office:value-type="float" office:value="40" calcext:value-type="float">
            <text:p>40</text:p>
          </table:table-cell>
          <table:table-cell table:style-name="ce8" table:formula="of:=IF([.E44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712.067833329554" calcext:value-type="float">
            <text:p>712.0678333296</text:p>
          </table:table-cell>
          <table:table-cell office:value-type="float" office:value="234.174629174436" calcext:value-type="float">
            <text:p>234.1746291744</text:p>
          </table:table-cell>
          <table:table-cell office:value-type="float" office:value="226.61051720256" calcext:value-type="float">
            <text:p>226.6105172026</text:p>
          </table:table-cell>
          <table:table-cell table:style-name="ce9" office:value-type="float" office:value="712.067833329554" calcext:value-type="float">
            <text:p>712.0678333296</text:p>
          </table:table-cell>
          <table:table-cell office:value-type="float" office:value="234.174629174436" calcext:value-type="float">
            <text:p>234.1746291744</text:p>
          </table:table-cell>
          <table:table-cell office:value-type="float" office:value="229.244859764457" calcext:value-type="float">
            <text:p>229.2448597645</text:p>
          </table:table-cell>
          <table:table-cell office:value-type="float" office:value="0.0085227966317527" calcext:value-type="float">
            <text:p>0.0085227966</text:p>
          </table:table-cell>
          <table:table-cell office:value-type="float" office:value="0.324184689251791" calcext:value-type="float">
            <text:p>0.3241846893</text:p>
          </table:table-cell>
          <table:table-cell table:style-name="ce29" office:value-type="float" office:value="2.08206968809811" calcext:value-type="float">
            <text:p>2.0821</text:p>
          </table:table-cell>
          <table:table-cell table:style-name="ce34" office:value-type="float" office:value="4.29306587192095" calcext:value-type="float">
            <text:p>4.29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karya</text:p>
          </table:table-cell>
          <table:table-cell table:style-name="ce9" office:value-type="string" calcext:value-type="string">
            <text:p>DIKARYA</text:p>
          </table:table-cell>
          <table:table-cell table:style-name="ce9" office:value-type="float" office:value="41" calcext:value-type="float">
            <text:p>41</text:p>
          </table:table-cell>
          <table:table-cell table:style-name="ce8" table:formula="of:=IF([.E45]&lt;2;0;1)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704.50372135768" calcext:value-type="float">
            <text:p>704.5037213577</text:p>
          </table:table-cell>
          <table:table-cell office:value-type="float" office:value="12.4389032147686" calcext:value-type="float">
            <text:p>12.4389032148</text:p>
          </table:table-cell>
          <table:table-cell office:value-type="float" office:value="192.268932184619" calcext:value-type="float">
            <text:p>192.2689321846</text:p>
          </table:table-cell>
          <table:table-cell table:style-name="ce9" office:value-type="float" office:value="707.138063919578" calcext:value-type="float">
            <text:p>707.1380639196</text:p>
          </table:table-cell>
          <table:table-cell office:value-type="float" office:value="14.7986295286087" calcext:value-type="float">
            <text:p>14.7986295286</text:p>
          </table:table-cell>
          <table:table-cell office:value-type="float" office:value="192.607138199567" calcext:value-type="float">
            <text:p>192.6071381996</text:p>
          </table:table-cell>
          <table:table-cell table:style-name="ce25" office:value-type="float" office:value="0.000541686458205175" calcext:value-type="float">
            <text:p>5.42E-04</text:p>
          </table:table-cell>
          <table:table-cell office:value-type="float" office:value="0.217643817091208" calcext:value-type="float">
            <text:p>0.2176438171</text:p>
          </table:table-cell>
          <table:table-cell table:style-name="ce29" office:value-type="float" office:value="2.06765515765958" calcext:value-type="float">
            <text:p>2.0677</text:p>
          </table:table-cell>
          <table:table-cell table:style-name="ce34" office:value-type="float" office:value="4.26334423049889" calcext:value-type="float">
            <text:p>4.263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Mortierella verticillata</text:p>
          </table:table-cell>
          <table:table-cell table:style-name="ce9" office:value-type="string" calcext:value-type="string">
            <text:p>Mver</text:p>
          </table:table-cell>
          <table:table-cell table:style-name="ce9" office:value-type="float" office:value="42" calcext:value-type="float">
            <text:p>42</text:p>
          </table:table-cell>
          <table:table-cell table:style-name="ce8" table:formula="of:=IF([.E46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523.727792448969" calcext:value-type="float">
            <text:p>523.727792449</text:p>
          </table:table-cell>
          <table:table-cell office:value-type="float" office:value="32.1429428371013" calcext:value-type="float">
            <text:p>32.1429428371</text:p>
          </table:table-cell>
          <table:table-cell office:value-type="float" office:value="392.74890071566" calcext:value-type="float">
            <text:p>392.7489007157</text:p>
          </table:table-cell>
          <table:table-cell table:style-name="ce9" office:value-type="float" office:value="523.727792448969" calcext:value-type="float">
            <text:p>523.727792449</text:p>
          </table:table-cell>
          <table:table-cell office:value-type="float" office:value="32.1429428371013" calcext:value-type="float">
            <text:p>32.1429428371</text:p>
          </table:table-cell>
          <table:table-cell office:value-type="float" office:value="393.361722978665" calcext:value-type="float">
            <text:p>393.3617229787</text:p>
          </table:table-cell>
          <table:table-cell office:value-type="float" office:value="0.00117749001881196" calcext:value-type="float">
            <text:p>0.00117749</text:p>
          </table:table-cell>
          <table:table-cell office:value-type="float" office:value="0.444501219158765" calcext:value-type="float">
            <text:p>0.4445012192</text:p>
          </table:table-cell>
          <table:table-cell table:style-name="ce29" office:value-type="float" office:value="1.53136781417827" calcext:value-type="float">
            <text:p>1.5314</text:p>
          </table:table-cell>
          <table:table-cell table:style-name="ce34" office:value-type="float" office:value="3.15756141016214" calcext:value-type="float">
            <text:p>3.15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zellomyces punctatus</text:p>
          </table:table-cell>
          <table:table-cell table:style-name="ce9" office:value-type="string" calcext:value-type="string">
            <text:p>Spun</text:p>
          </table:table-cell>
          <table:table-cell table:style-name="ce9" office:value-type="float" office:value="43" calcext:value-type="float">
            <text:p>43</text:p>
          </table:table-cell>
          <table:table-cell table:style-name="ce8" table:formula="of:=IF([.E47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736.619941598259" calcext:value-type="float">
            <text:p>736.6199415983</text:p>
          </table:table-cell>
          <table:table-cell office:value-type="float" office:value="97.7760103497805" calcext:value-type="float">
            <text:p>97.7760103498</text:p>
          </table:table-cell>
          <table:table-cell office:value-type="float" office:value="245.489819079051" calcext:value-type="float">
            <text:p>245.4898190791</text:p>
          </table:table-cell>
          <table:table-cell table:style-name="ce9" office:value-type="float" office:value="736.619941598259" calcext:value-type="float">
            <text:p>736.6199415983</text:p>
          </table:table-cell>
          <table:table-cell office:value-type="float" office:value="97.7760103497805" calcext:value-type="float">
            <text:p>97.7760103498</text:p>
          </table:table-cell>
          <table:table-cell office:value-type="float" office:value="246.102641342056" calcext:value-type="float">
            <text:p>246.1026413421</text:p>
          </table:table-cell>
          <table:table-cell office:value-type="float" office:value="0.00358155862978707" calcext:value-type="float">
            <text:p>0.0035815586</text:p>
          </table:table-cell>
          <table:table-cell office:value-type="float" office:value="0.278095057051939" calcext:value-type="float">
            <text:p>0.2780950571</text:p>
          </table:table-cell>
          <table:table-cell table:style-name="ce29" office:value-type="float" office:value="2.15385947835748" calcext:value-type="float">
            <text:p>2.1539</text:p>
          </table:table-cell>
          <table:table-cell table:style-name="ce34" office:value-type="float" office:value="4.44109083970981" calcext:value-type="float">
            <text:p>4.441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Gonapodya prolifera</text:p>
          </table:table-cell>
          <table:table-cell table:style-name="ce9" office:value-type="string" calcext:value-type="string">
            <text:p>Gpro</text:p>
          </table:table-cell>
          <table:table-cell table:style-name="ce9" office:value-type="float" office:value="44" calcext:value-type="float">
            <text:p>44</text:p>
          </table:table-cell>
          <table:table-cell table:style-name="ce8" table:formula="of:=IF([.E48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744.46831608094" calcext:value-type="float">
            <text:p>744.4683160809</text:p>
          </table:table-cell>
          <table:table-cell office:value-type="float" office:value="136.307931759746" calcext:value-type="float">
            <text:p>136.3079317597</text:p>
          </table:table-cell>
          <table:table-cell office:value-type="float" office:value="276.173366006335" calcext:value-type="float">
            <text:p>276.1733660063</text:p>
          </table:table-cell>
          <table:table-cell table:style-name="ce9" office:value-type="float" office:value="744.46831608094" calcext:value-type="float">
            <text:p>744.4683160809</text:p>
          </table:table-cell>
          <table:table-cell office:value-type="float" office:value="136.307931759746" calcext:value-type="float">
            <text:p>136.3079317597</text:p>
          </table:table-cell>
          <table:table-cell office:value-type="float" office:value="276.78618826934" calcext:value-type="float">
            <text:p>276.7861882693</text:p>
          </table:table-cell>
          <table:table-cell office:value-type="float" office:value="0.0049930914907935" calcext:value-type="float">
            <text:p>0.0049930915</text:p>
          </table:table-cell>
          <table:table-cell office:value-type="float" office:value="0.312767976452943" calcext:value-type="float">
            <text:p>0.3127679765</text:p>
          </table:table-cell>
          <table:table-cell table:style-name="ce29" office:value-type="float" office:value="2.17680794175713" calcext:value-type="float">
            <text:p>2.1768</text:p>
          </table:table-cell>
          <table:table-cell table:style-name="ce34" office:value-type="float" office:value="4.48840878761388" calcext:value-type="float">
            <text:p>4.48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ungi</text:p>
          </table:table-cell>
          <table:table-cell table:style-name="ce14" office:value-type="string" calcext:value-type="string">
            <text:p>FUNGI</text:p>
          </table:table-cell>
          <table:table-cell table:style-name="ce9" office:value-type="float" office:value="45" calcext:value-type="float">
            <text:p>45</text:p>
          </table:table-cell>
          <table:table-cell table:style-name="ce8" table:formula="of:=IF([.E49]&lt;2;0;1)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84.333750327532" calcext:value-type="float">
            <text:p>884.3337503275</text:p>
          </table:table-cell>
          <table:table-cell office:value-type="float" office:value="40.0875421619903" calcext:value-type="float">
            <text:p>40.087542162</text:p>
          </table:table-cell>
          <table:table-cell office:value-type="float" office:value="82.0835908358468" calcext:value-type="float">
            <text:p>82.0835908358</text:p>
          </table:table-cell>
          <table:table-cell table:style-name="ce14" office:value-type="float" office:value="884.946572590537" calcext:value-type="float">
            <text:p>884.9465725905</text:p>
          </table:table-cell>
          <table:table-cell office:value-type="float" office:value="40.52941715652" calcext:value-type="float">
            <text:p>40.5294171565</text:p>
          </table:table-cell>
          <table:table-cell office:value-type="float" office:value="83.1767102111327" calcext:value-type="float">
            <text:p>83.1767102111</text:p>
          </table:table-cell>
          <table:table-cell office:value-type="float" office:value="0.00148600201244327" calcext:value-type="float">
            <text:p>0.001486002</text:p>
          </table:table-cell>
          <table:table-cell office:value-type="float" office:value="0.089664574769539" calcext:value-type="float">
            <text:p>0.0896645748</text:p>
          </table:table-cell>
          <table:table-cell table:style-name="ce29" office:value-type="float" office:value="2.58756307775011" calcext:value-type="float">
            <text:p>2.5876</text:p>
          </table:table-cell>
          <table:table-cell table:style-name="ce34" office:value-type="float" office:value="5.3353539528636" calcext:value-type="float">
            <text:p>5.33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onticula alba</text:p>
          </table:table-cell>
          <table:table-cell table:style-name="ce9" office:value-type="string" calcext:value-type="string">
            <text:p>Falb</text:p>
          </table:table-cell>
          <table:table-cell table:style-name="ce9" office:value-type="float" office:value="46" calcext:value-type="float">
            <text:p>46</text:p>
          </table:table-cell>
          <table:table-cell table:style-name="ce8" table:formula="of:=IF([.E50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577.10528827179" calcext:value-type="float">
            <text:p>577.1052882718</text:p>
          </table:table-cell>
          <table:table-cell office:value-type="float" office:value="124.502402357391" calcext:value-type="float">
            <text:p>124.5024023574</text:p>
          </table:table-cell>
          <table:table-cell office:value-type="float" office:value="473.726913086986" calcext:value-type="float">
            <text:p>473.726913087</text:p>
          </table:table-cell>
          <table:table-cell table:style-name="ce9" office:value-type="float" office:value="577.10528827179" calcext:value-type="float">
            <text:p>577.1052882718</text:p>
          </table:table-cell>
          <table:table-cell office:value-type="float" office:value="124.502402357391" calcext:value-type="float">
            <text:p>124.5024023574</text:p>
          </table:table-cell>
          <table:table-cell office:value-type="float" office:value="474.990979730748" calcext:value-type="float">
            <text:p>474.9909797307</text:p>
          </table:table-cell>
          <table:table-cell office:value-type="float" office:value="0.00456771144539184" calcext:value-type="float">
            <text:p>0.0045677114</text:p>
          </table:table-cell>
          <table:table-cell office:value-type="float" office:value="0.51205960279728" calcext:value-type="float">
            <text:p>0.5120596028</text:p>
          </table:table-cell>
          <table:table-cell table:style-name="ce29" office:value-type="float" office:value="1.68744236336781" calcext:value-type="float">
            <text:p>1.6874</text:p>
          </table:table-cell>
          <table:table-cell table:style-name="ce34" office:value-type="float" office:value="3.47937499999116" calcext:value-type="float">
            <text:p>3.47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lomycota</text:p>
          </table:table-cell>
          <table:table-cell table:style-name="ce9" office:value-type="string" calcext:value-type="string">
            <text:p>HOLOMYC</text:p>
          </table:table-cell>
          <table:table-cell table:style-name="ce9" office:value-type="float" office:value="47" calcext:value-type="float">
            <text:p>47</text:p>
          </table:table-cell>
          <table:table-cell table:style-name="ce8" table:formula="of:=IF([.E51]&lt;2;0;1)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926.329799001386" calcext:value-type="float">
            <text:p>926.3297990014</text:p>
          </table:table-cell>
          <table:table-cell office:value-type="float" office:value="13.3000711903954" calcext:value-type="float">
            <text:p>13.3000711904</text:p>
          </table:table-cell>
          <table:table-cell office:value-type="float" office:value="40.4765045203832" calcext:value-type="float">
            <text:p>40.4765045204</text:p>
          </table:table-cell>
          <table:table-cell table:style-name="ce9" office:value-type="float" office:value="927.593865645148" calcext:value-type="float">
            <text:p>927.5938656451</text:p>
          </table:table-cell>
          <table:table-cell office:value-type="float" office:value="13.8227102457336" calcext:value-type="float">
            <text:p>13.8227102457</text:p>
          </table:table-cell>
          <table:table-cell office:value-type="float" office:value="41.1010491951494" calcext:value-type="float">
            <text:p>41.1010491951</text:p>
          </table:table-cell>
          <table:table-cell table:style-name="ce25" office:value-type="float" office:value="0.000507338093647187" calcext:value-type="float">
            <text:p>5.07E-04</text:p>
          </table:table-cell>
          <table:table-cell office:value-type="float" office:value="0.0430574763837661" calcext:value-type="float">
            <text:p>0.0430574764</text:p>
          </table:table-cell>
          <table:table-cell table:style-name="ce29" office:value-type="float" office:value="2.71226276504429" calcext:value-type="float">
            <text:p>2.7123</text:p>
          </table:table-cell>
          <table:table-cell table:style-name="ce34" office:value-type="float" office:value="5.59247501601633" calcext:value-type="float">
            <text:p>5.592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pisthokinta</text:p>
          </table:table-cell>
          <table:table-cell table:style-name="ce10" office:value-type="string" calcext:value-type="string">
            <text:p>OPISTO</text:p>
          </table:table-cell>
          <table:table-cell table:style-name="ce10" office:value-type="float" office:value="48" calcext:value-type="float">
            <text:p>48</text:p>
          </table:table-cell>
          <table:table-cell table:style-name="ce17" table:formula="of:=IF([.E52]&lt;2;0;1)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10" office:value-type="float" office:value="953.506232331372" calcext:value-type="float">
            <text:p>953.5062323314</text:p>
          </table:table-cell>
          <table:table-cell table:style-name="ce3" office:value-type="float" office:value="154.25547487045" calcext:value-type="float">
            <text:p>154.2554748705</text:p>
          </table:table-cell>
          <table:table-cell table:style-name="ce24" office:value-type="float" office:value="0.000731546498844264" calcext:value-type="float">
            <text:p>7.32E-04</text:p>
          </table:table-cell>
          <table:table-cell table:style-name="ce10" office:value-type="float" office:value="954.872204594562" calcext:value-type="float">
            <text:p>954.8722045946</text:p>
          </table:table-cell>
          <table:table-cell table:style-name="ce3" office:value-type="float" office:value="155.300471202233" calcext:value-type="float">
            <text:p>155.3004712022</text:p>
          </table:table-cell>
          <table:table-cell table:style-name="ce24" office:value-type="float" office:value="0.000765217243449254" calcext:value-type="float">
            <text:p>7.65E-04</text:p>
          </table:table-cell>
          <table:table-cell table:style-name="ce3" office:value-type="float" office:value="0.00567032782561228" calcext:value-type="float">
            <text:p>0.0056703278</text:p>
          </table:table-cell>
          <table:table-cell table:style-name="ce24" office:value-type="float" office:value="0.000000997215444678595" calcext:value-type="float">
            <text:p>9.97E-07</text:p>
          </table:table-cell>
          <table:table-cell table:style-name="ce30" office:value-type="float" office:value="2.79202399004258" calcext:value-type="float">
            <text:p>2.7920</text:p>
          </table:table-cell>
          <table:table-cell table:style-name="ce35" office:value-type="float" office:value="5.75693646267211" calcext:value-type="float">
            <text:p>5.7569</text:p>
          </table:table-cell>
          <table:table-cell table:style-name="ce25"/>
          <table:table-cell table:number-columns-repeated="1008"/>
        </table:table-row>
        <table:table-row table:style-name="ro1">
          <table:table-cell office:value-type="string" calcext:value-type="string">
            <text:p>Thecamonas trahens</text:p>
          </table:table-cell>
          <table:table-cell table:style-name="ce9" office:value-type="string" calcext:value-type="string">
            <text:p>Ttra</text:p>
          </table:table-cell>
          <table:table-cell table:style-name="ce9" office:value-type="float" office:value="49" calcext:value-type="float">
            <text:p>49</text:p>
          </table:table-cell>
          <table:table-cell table:style-name="ce8" table:formula="of:=IF([.E53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76.8031229930128" calcext:value-type="float">
            <text:p>76.803122993</text:p>
          </table:table-cell>
          <table:table-cell office:value-type="float" office:value="31.0496632964864" calcext:value-type="float">
            <text:p>31.0496632965</text:p>
          </table:table-cell>
          <table:table-cell office:value-type="float" office:value="753.498029310895" calcext:value-type="float">
            <text:p>753.4980293109</text:p>
          </table:table-cell>
          <table:table-cell table:style-name="ce9" office:value-type="float" office:value="76.8031229930128" calcext:value-type="float">
            <text:p>76.803122993</text:p>
          </table:table-cell>
          <table:table-cell office:value-type="float" office:value="31.0496632964864" calcext:value-type="float">
            <text:p>31.0496632965</text:p>
          </table:table-cell>
          <table:table-cell office:value-type="float" office:value="753.819038913047" calcext:value-type="float">
            <text:p>753.819038913</text:p>
          </table:table-cell>
          <table:table-cell office:value-type="float" office:value="0.00113389980630003" calcext:value-type="float">
            <text:p>0.0011338998</text:p>
          </table:table-cell>
          <table:table-cell office:value-type="float" office:value="0.942777572528048" calcext:value-type="float">
            <text:p>0.9427775725</text:p>
          </table:table-cell>
          <table:table-cell table:style-name="ce29" office:value-type="float" office:value="0.224570535067289" calcext:value-type="float">
            <text:p>0.2246</text:p>
          </table:table-cell>
          <table:table-cell table:style-name="ce34" office:value-type="float" office:value="0.463046988987707" calcext:value-type="float">
            <text:p>0.463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bazoa (Opistho+Apusomonadida)</text:p>
          </table:table-cell>
          <table:table-cell table:style-name="ce10" office:value-type="string" calcext:value-type="string">
            <text:p>OBAZOA</text:p>
          </table:table-cell>
          <table:table-cell table:style-name="ce10" office:value-type="float" office:value="50" calcext:value-type="float">
            <text:p>50</text:p>
          </table:table-cell>
          <table:table-cell table:style-name="ce17" table:formula="of:=IF([.E54]&lt;2;0;1)" office:value-type="float" office:value="1" calcext:value-type="float">
            <text:p>1</text:p>
          </table:table-cell>
          <table:table-cell table:style-name="ce17" office:value-type="float" office:value="11" calcext:value-type="float">
            <text:p>11</text:p>
          </table:table-cell>
          <table:table-cell table:style-name="ce10" office:value-type="float" office:value="799.251489007423" calcext:value-type="float">
            <text:p>799.2514890074</text:p>
          </table:table-cell>
          <table:table-cell table:style-name="ce3" office:value-type="float" office:value="0.0267599541566235" calcext:value-type="float">
            <text:p>0.0267599542</text:p>
          </table:table-cell>
          <table:table-cell table:style-name="ce3" office:value-type="float" office:value="18.8474304660817" calcext:value-type="float">
            <text:p>18.8474304661</text:p>
          </table:table-cell>
          <table:table-cell table:style-name="ce10" office:value-type="float" office:value="799.572498609575" calcext:value-type="float">
            <text:p>799.5724986096</text:p>
          </table:table-cell>
          <table:table-cell table:style-name="ce3" office:value-type="float" office:value="0.0269317965191921" calcext:value-type="float">
            <text:p>0.0269317965</text:p>
          </table:table-cell>
          <table:table-cell table:style-name="ce3" office:value-type="float" office:value="19.7249967041826" calcext:value-type="float">
            <text:p>19.7249967042</text:p>
          </table:table-cell>
          <table:table-cell table:style-name="ce24" office:value-type="float" office:value="0.000000987861108138072" calcext:value-type="float">
            <text:p>9.88E-07</text:p>
          </table:table-cell>
          <table:table-cell table:style-name="ce3" office:value-type="float" office:value="0.0240883611503698" calcext:value-type="float">
            <text:p>0.0240883612</text:p>
          </table:table-cell>
          <table:table-cell table:style-name="ce30" office:value-type="float" office:value="2.33793128248414" calcext:value-type="float">
            <text:p>2.3379</text:p>
          </table:table-cell>
          <table:table-cell table:style-name="ce35" office:value-type="float" office:value="4.82063259318536" calcext:value-type="float">
            <text:p>4.8206</text:p>
          </table:table-cell>
          <table:table-cell table:style-name="ce3" table:number-columns-repeated="1008"/>
          <table:table-cell table:style-name="ce37"/>
        </table:table-row>
        <table:table-row table:style-name="ro1">
          <table:table-cell table:style-name="ce4" office:value-type="string" calcext:value-type="string">
            <text:p>Dictyostelium discoideum</text:p>
          </table:table-cell>
          <table:table-cell table:style-name="ce9" office:value-type="string" calcext:value-type="string">
            <text:p>Ddis</text:p>
          </table:table-cell>
          <table:table-cell table:style-name="ce9" office:value-type="float" office:value="51" calcext:value-type="float">
            <text:p>51</text:p>
          </table:table-cell>
          <table:table-cell table:style-name="ce8" table:formula="of:=IF([.E55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98.993244317249" calcext:value-type="float">
            <text:p>198.9932443172</text:p>
          </table:table-cell>
          <table:table-cell office:value-type="float" office:value="9.99630453243383" calcext:value-type="float">
            <text:p>9.9963045324</text:p>
          </table:table-cell>
          <table:table-cell office:value-type="float" office:value="191.03951985465" calcext:value-type="float">
            <text:p>191.0395198547</text:p>
          </table:table-cell>
          <table:table-cell table:style-name="ce9" office:value-type="float" office:value="198.993244317249" calcext:value-type="float">
            <text:p>198.9932443172</text:p>
          </table:table-cell>
          <table:table-cell office:value-type="float" office:value="9.99630453243383" calcext:value-type="float">
            <text:p>9.9963045324</text:p>
          </table:table-cell>
          <table:table-cell office:value-type="float" office:value="193.325179981997" calcext:value-type="float">
            <text:p>193.325179982</text:p>
          </table:table-cell>
          <table:table-cell table:style-name="ce25" office:value-type="float" office:value="0.000359651237326037" calcext:value-type="float">
            <text:p>3.60E-04</text:p>
          </table:table-cell>
          <table:table-cell office:value-type="float" office:value="0.505660441584707" calcext:value-type="float">
            <text:p>0.5056604416</text:p>
          </table:table-cell>
          <table:table-cell table:style-name="ce29" office:value-type="float" office:value="0.581851591570903" calcext:value-type="float">
            <text:p>0.5819</text:p>
          </table:table-cell>
          <table:table-cell table:style-name="ce34" office:value-type="float" office:value="1.19973275850228" calcext:value-type="float">
            <text:p>1.199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olysphondylium pallidum</text:p>
          </table:table-cell>
          <table:table-cell table:style-name="ce9" office:value-type="string" calcext:value-type="string">
            <text:p>Ppal</text:p>
          </table:table-cell>
          <table:table-cell table:style-name="ce9" office:value-type="float" office:value="52" calcext:value-type="float">
            <text:p>52</text:p>
          </table:table-cell>
          <table:table-cell table:style-name="ce8" table:formula="of:=IF([.E56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57.301009160633" calcext:value-type="float">
            <text:p>357.3010091606</text:p>
          </table:table-cell>
          <table:table-cell office:value-type="float" office:value="42.488694595108" calcext:value-type="float">
            <text:p>42.4886945951</text:p>
          </table:table-cell>
          <table:table-cell office:value-type="float" office:value="65.2241450739406" calcext:value-type="float">
            <text:p>65.2241450739</text:p>
          </table:table-cell>
          <table:table-cell table:style-name="ce9" office:value-type="float" office:value="357.301009160633" calcext:value-type="float">
            <text:p>357.3010091606</text:p>
          </table:table-cell>
          <table:table-cell office:value-type="float" office:value="42.488694595108" calcext:value-type="float">
            <text:p>42.4886945951</text:p>
          </table:table-cell>
          <table:table-cell office:value-type="float" office:value="67.5098052012876" calcext:value-type="float">
            <text:p>67.5098052013</text:p>
          </table:table-cell>
          <table:table-cell office:value-type="float" office:value="0.00152827535041653" calcext:value-type="float">
            <text:p>0.0015282754</text:p>
          </table:table-cell>
          <table:table-cell office:value-type="float" office:value="0.176579331991407" calcext:value-type="float">
            <text:p>0.176579332</text:p>
          </table:table-cell>
          <table:table-cell table:style-name="ce29" office:value-type="float" office:value="1.04473979286735" calcext:value-type="float">
            <text:p>1.0447</text:p>
          </table:table-cell>
          <table:table-cell table:style-name="ce34" office:value-type="float" office:value="2.15417225246364" calcext:value-type="float">
            <text:p>2.15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ctyostelia</text:p>
          </table:table-cell>
          <table:table-cell table:style-name="ce9" office:value-type="string" calcext:value-type="string">
            <text:p>DICTYOS</text:p>
          </table:table-cell>
          <table:table-cell table:style-name="ce9" office:value-type="float" office:value="53" calcext:value-type="float">
            <text:p>53</text:p>
          </table:table-cell>
          <table:table-cell table:style-name="ce8" table:formula="of:=IF([.E57]&lt;2;0;1)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80.036459639466" calcext:value-type="float">
            <text:p>380.0364596395</text:p>
          </table:table-cell>
          <table:table-cell office:value-type="float" office:value="32.8775615862061" calcext:value-type="float">
            <text:p>32.8775615862</text:p>
          </table:table-cell>
          <table:table-cell office:value-type="float" office:value="402.706765306721" calcext:value-type="float">
            <text:p>402.7067653067</text:p>
          </table:table-cell>
          <table:table-cell table:style-name="ce9" office:value-type="float" office:value="382.322119766813" calcext:value-type="float">
            <text:p>382.3221197668</text:p>
          </table:table-cell>
          <table:table-cell office:value-type="float" office:value="35.0844290173677" calcext:value-type="float">
            <text:p>35.0844290174</text:p>
          </table:table-cell>
          <table:table-cell office:value-type="float" office:value="403.730811605702" calcext:value-type="float">
            <text:p>403.7308116057</text:p>
          </table:table-cell>
          <table:table-cell office:value-type="float" office:value="0.00127825477140318" calcext:value-type="float">
            <text:p>0.0012782548</text:p>
          </table:table-cell>
          <table:table-cell office:value-type="float" office:value="0.537606580746907" calcext:value-type="float">
            <text:p>0.5376065807</text:p>
          </table:table-cell>
          <table:table-cell table:style-name="ce29" office:value-type="float" office:value="1.11790093499068" calcext:value-type="float">
            <text:p>1.1179</text:p>
          </table:table-cell>
          <table:table-cell table:style-name="ce34" office:value-type="float" office:value="2.30502484121025" calcext:value-type="float">
            <text:p>2.30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canthamoeba castellanii</text:p>
          </table:table-cell>
          <table:table-cell table:style-name="ce9" office:value-type="string" calcext:value-type="string">
            <text:p>Acas</text:p>
          </table:table-cell>
          <table:table-cell table:style-name="ce9" office:value-type="float" office:value="54" calcext:value-type="float">
            <text:p>54</text:p>
          </table:table-cell>
          <table:table-cell table:style-name="ce8" table:formula="of:=IF([.E58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817.340695663358" calcext:value-type="float">
            <text:p>817.3406956634</text:p>
          </table:table-cell>
          <table:table-cell office:value-type="float" office:value="274.100790439836" calcext:value-type="float">
            <text:p>274.1007904398</text:p>
          </table:table-cell>
          <table:table-cell office:value-type="float" office:value="206.625758136458" calcext:value-type="float">
            <text:p>206.6257581365</text:p>
          </table:table-cell>
          <table:table-cell table:style-name="ce9" office:value-type="float" office:value="817.340695663358" calcext:value-type="float">
            <text:p>817.3406956634</text:p>
          </table:table-cell>
          <table:table-cell office:value-type="float" office:value="274.100790439836" calcext:value-type="float">
            <text:p>274.1007904398</text:p>
          </table:table-cell>
          <table:table-cell office:value-type="float" office:value="207.728597131624" calcext:value-type="float">
            <text:p>207.7285971316</text:p>
          </table:table-cell>
          <table:table-cell office:value-type="float" office:value="0.00999185777265368" calcext:value-type="float">
            <text:p>0.0099918578</text:p>
          </table:table-cell>
          <table:table-cell office:value-type="float" office:value="0.276615969449031" calcext:value-type="float">
            <text:p>0.2766159694</text:p>
          </table:table-cell>
          <table:table-cell table:style-name="ce29" office:value-type="float" office:value="2.38988507503906" calcext:value-type="float">
            <text:p>2.3899</text:p>
          </table:table-cell>
          <table:table-cell table:style-name="ce34" office:value-type="float" office:value="4.92775727542313" calcext:value-type="float">
            <text:p>4.92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moebozoa</text:p>
          </table:table-cell>
          <table:table-cell table:style-name="ce9" office:value-type="string" calcext:value-type="string">
            <text:p>AMOEBO</text:p>
          </table:table-cell>
          <table:table-cell table:style-name="ce9" office:value-type="float" office:value="55" calcext:value-type="float">
            <text:p>55</text:p>
          </table:table-cell>
          <table:table-cell table:style-name="ce8" table:formula="of:=IF([.E59]&lt;2;0;1)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749.865663359979" calcext:value-type="float">
            <text:p>749.86566336</text:p>
          </table:table-cell>
          <table:table-cell office:value-type="float" office:value="2.71016632326645" calcext:value-type="float">
            <text:p>2.7101663233</text:p>
          </table:table-cell>
          <table:table-cell office:value-type="float" office:value="70.9166624826334" calcext:value-type="float">
            <text:p>70.9166624826</text:p>
          </table:table-cell>
          <table:table-cell table:style-name="ce9" office:value-type="float" office:value="750.968502355145" calcext:value-type="float">
            <text:p>750.9685023551</text:p>
          </table:table-cell>
          <table:table-cell office:value-type="float" office:value="3.05890984212458" calcext:value-type="float">
            <text:p>3.0589098421</text:p>
          </table:table-cell>
          <table:table-cell office:value-type="float" office:value="71.3609710042154" calcext:value-type="float">
            <text:p>71.3609710042</text:p>
          </table:table-cell>
          <table:table-cell table:style-name="ce25" office:value-type="float" office:value="0.000111694693870347" calcext:value-type="float">
            <text:p>1.12E-04</text:p>
          </table:table-cell>
          <table:table-cell office:value-type="float" office:value="0.0871118485347984" calcext:value-type="float">
            <text:p>0.0871118485</text:p>
          </table:table-cell>
          <table:table-cell table:style-name="ce29" office:value-type="float" office:value="2.19581433437177" calcext:value-type="float">
            <text:p>2.1958</text:p>
          </table:table-cell>
          <table:table-cell table:style-name="ce34" office:value-type="float" office:value="4.52759849194926" calcext:value-type="float">
            <text:p>4.527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Unikonta/Amorphea</text:p>
          </table:table-cell>
          <table:table-cell table:style-name="ce10" office:value-type="string" calcext:value-type="string">
            <text:p>UNIK</text:p>
          </table:table-cell>
          <table:table-cell table:style-name="ce10" office:value-type="float" office:value="56" calcext:value-type="float">
            <text:p>56</text:p>
          </table:table-cell>
          <table:table-cell table:style-name="ce17" table:formula="of:=IF([.E60]&lt;2;0;1)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10" office:value-type="float" office:value="818.072159519346" calcext:value-type="float">
            <text:p>818.0721595193</text:p>
          </table:table-cell>
          <table:table-cell table:style-name="ce3" office:value-type="float" office:value="23.8354134294304" calcext:value-type="float">
            <text:p>23.8354134294</text:p>
          </table:table-cell>
          <table:table-cell table:style-name="ce3" office:value-type="float" office:value="22.1708131176111" calcext:value-type="float">
            <text:p>22.1708131176</text:p>
          </table:table-cell>
          <table:table-cell table:style-name="ce10" office:value-type="float" office:value="819.270563517235" calcext:value-type="float">
            <text:p>819.2705635172</text:p>
          </table:table-cell>
          <table:table-cell table:style-name="ce3" office:value-type="float" office:value="23.9647246963688" calcext:value-type="float">
            <text:p>23.9647246964</text:p>
          </table:table-cell>
          <table:table-cell table:style-name="ce3" office:value-type="float" office:value="26.9180106445199" calcext:value-type="float">
            <text:p>26.9180106445</text:p>
          </table:table-cell>
          <table:table-cell table:style-name="ce24" office:value-type="float" office:value="0.000867296109489109" calcext:value-type="float">
            <text:p>8.67E-04</text:p>
          </table:table-cell>
          <table:table-cell table:style-name="ce3" office:value-type="float" office:value="0.0331843347850207" calcext:value-type="float">
            <text:p>0.0331843348</text:p>
          </table:table-cell>
          <table:table-cell table:style-name="ce30" office:value-type="float" office:value="2.39552796350069" calcext:value-type="float">
            <text:p>2.3955</text:p>
          </table:table-cell>
          <table:table-cell table:style-name="ce35" office:value-type="float" office:value="4.93939247284815" calcext:value-type="float">
            <text:p>4.9394</text:p>
          </table:table-cell>
          <table:table-cell table:style-name="ce3" table:number-columns-repeated="1008"/>
          <table:table-cell table:style-name="ce37"/>
        </table:table-row>
        <table:table-row table:style-name="ro1">
          <table:table-cell office:value-type="string" calcext:value-type="string">
            <text:p>Arabidopsis thaliana</text:p>
          </table:table-cell>
          <table:table-cell table:style-name="ce9" office:value-type="string" calcext:value-type="string">
            <text:p>Atha</text:p>
          </table:table-cell>
          <table:table-cell table:style-name="ce9" office:value-type="float" office:value="57" calcext:value-type="float">
            <text:p>57</text:p>
          </table:table-cell>
          <table:table-cell table:style-name="ce8" table:formula="of:=IF([.E61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041.71604005523" calcext:value-type="float">
            <text:p>1041.7160400552</text:p>
          </table:table-cell>
          <table:table-cell office:value-type="float" office:value="28.0900927205209" calcext:value-type="float">
            <text:p>28.0900927205</text:p>
          </table:table-cell>
          <table:table-cell office:value-type="float" office:value="98.0786192167794" calcext:value-type="float">
            <text:p>98.0786192168</text:p>
          </table:table-cell>
          <table:table-cell table:style-name="ce9" office:value-type="float" office:value="1041.71604005523" calcext:value-type="float">
            <text:p>1041.7160400552</text:p>
          </table:table-cell>
          <table:table-cell office:value-type="float" office:value="28.0900927205209" calcext:value-type="float">
            <text:p>28.0900927205</text:p>
          </table:table-cell>
          <table:table-cell office:value-type="float" office:value="103.690425431365" calcext:value-type="float">
            <text:p>103.6904254314</text:p>
          </table:table-cell>
          <table:table-cell office:value-type="float" office:value="0.00103800794998625" calcext:value-type="float">
            <text:p>0.0010380079</text:p>
          </table:table-cell>
          <table:table-cell office:value-type="float" office:value="0.0928009642493853" calcext:value-type="float">
            <text:p>0.0928009642</text:p>
          </table:table-cell>
          <table:table-cell table:style-name="ce29" office:value-type="float" office:value="3.04595333349482" calcext:value-type="float">
            <text:p>3.0460</text:p>
          </table:table-cell>
          <table:table-cell table:style-name="ce34" office:value-type="float" office:value="6.28051903269162" calcext:value-type="float">
            <text:p>6.2805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hyscomitrella patens</text:p>
          </table:table-cell>
          <table:table-cell table:style-name="ce9" office:value-type="string" calcext:value-type="string">
            <text:p>Ppat</text:p>
          </table:table-cell>
          <table:table-cell table:style-name="ce9" office:value-type="float" office:value="58" calcext:value-type="float">
            <text:p>58</text:p>
          </table:table-cell>
          <table:table-cell table:style-name="ce8" table:formula="of:=IF([.E62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969.92004826747" calcext:value-type="float">
            <text:p>969.9200482675</text:p>
          </table:table-cell>
          <table:table-cell office:value-type="float" office:value="39.7401744016571" calcext:value-type="float">
            <text:p>39.7401744017</text:p>
          </table:table-cell>
          <table:table-cell office:value-type="float" office:value="181.524692685678" calcext:value-type="float">
            <text:p>181.5246926857</text:p>
          </table:table-cell>
          <table:table-cell table:style-name="ce9" office:value-type="float" office:value="969.92004826747" calcext:value-type="float">
            <text:p>969.9200482675</text:p>
          </table:table-cell>
          <table:table-cell office:value-type="float" office:value="39.7401744016571" calcext:value-type="float">
            <text:p>39.7401744017</text:p>
          </table:table-cell>
          <table:table-cell office:value-type="float" office:value="187.136498900263" calcext:value-type="float">
            <text:p>187.1364989003</text:p>
          </table:table-cell>
          <table:table-cell office:value-type="float" office:value="0.00146847748474993" calcext:value-type="float">
            <text:p>0.0014684775</text:p>
          </table:table-cell>
          <table:table-cell office:value-type="float" office:value="0.167486901815769" calcext:value-type="float">
            <text:p>0.1674869018</text:p>
          </table:table-cell>
          <table:table-cell table:style-name="ce29" office:value-type="float" office:value="2.83602353294582" calcext:value-type="float">
            <text:p>2.8360</text:p>
          </table:table-cell>
          <table:table-cell table:style-name="ce34" office:value-type="float" office:value="5.84766010035715" calcext:value-type="float">
            <text:p>5.84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mbryophyta/Land plants</text:p>
          </table:table-cell>
          <table:table-cell table:style-name="ce15" office:value-type="string" calcext:value-type="string">
            <text:p>EMBPHY</text:p>
          </table:table-cell>
          <table:table-cell table:style-name="ce9" office:value-type="float" office:value="59" calcext:value-type="float">
            <text:p>59</text:p>
          </table:table-cell>
          <table:table-cell table:style-name="ce8" table:formula="of:=IF([.E63]&lt;2;0;1)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111.70456655149" calcext:value-type="float">
            <text:p>1111.7045665515</text:p>
          </table:table-cell>
          <table:table-cell office:value-type="float" office:value="266.084434231485" calcext:value-type="float">
            <text:p>266.0844342315</text:p>
          </table:table-cell>
          <table:table-cell office:value-type="float" office:value="55.5454301970607" calcext:value-type="float">
            <text:p>55.5454301971</text:p>
          </table:table-cell>
          <table:table-cell table:style-name="ce15" office:value-type="float" office:value="1117.31637276608" calcext:value-type="float">
            <text:p>1117.3163727661</text:p>
          </table:table-cell>
          <table:table-cell office:value-type="float" office:value="269.075210506613" calcext:value-type="float">
            <text:p>269.0752105066</text:p>
          </table:table-cell>
          <table:table-cell office:value-type="float" office:value="69.2645997436837" calcext:value-type="float">
            <text:p>69.2645997437</text:p>
          </table:table-cell>
          <table:table-cell office:value-type="float" office:value="0.00986805406791489" calcext:value-type="float">
            <text:p>0.0098680541</text:p>
          </table:table-cell>
          <table:table-cell office:value-type="float" office:value="0.0754097890655876" calcext:value-type="float">
            <text:p>0.0754097891</text:p>
          </table:table-cell>
          <table:table-cell table:style-name="ce29" office:value-type="float" office:value="3.26700693791251" calcext:value-type="float">
            <text:p>3.2670</text:p>
          </table:table-cell>
          <table:table-cell table:style-name="ce34" office:value-type="float" office:value="6.73631438402665" calcext:value-type="float">
            <text:p>6.73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lamydomonas reinhardtii</text:p>
          </table:table-cell>
          <table:table-cell table:style-name="ce9" office:value-type="string" calcext:value-type="string">
            <text:p>Crei</text:p>
          </table:table-cell>
          <table:table-cell table:style-name="ce9" office:value-type="float" office:value="60" calcext:value-type="float">
            <text:p>60</text:p>
          </table:table-cell>
          <table:table-cell table:style-name="ce8" table:formula="of:=IF([.E64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023.91729705271" calcext:value-type="float">
            <text:p>1023.9172970527</text:p>
          </table:table-cell>
          <table:table-cell office:value-type="float" office:value="423.073584874351" calcext:value-type="float">
            <text:p>423.0735848744</text:p>
          </table:table-cell>
          <table:table-cell office:value-type="float" office:value="162.730053795654" calcext:value-type="float">
            <text:p>162.7300537957</text:p>
          </table:table-cell>
          <table:table-cell table:style-name="ce9" office:value-type="float" office:value="1023.91729705271" calcext:value-type="float">
            <text:p>1023.9172970527</text:p>
          </table:table-cell>
          <table:table-cell office:value-type="float" office:value="423.073584874351" calcext:value-type="float">
            <text:p>423.0735848744</text:p>
          </table:table-cell>
          <table:table-cell office:value-type="float" office:value="211.963355733564" calcext:value-type="float">
            <text:p>211.9633557336</text:p>
          </table:table-cell>
          <table:table-cell office:value-type="float" office:value="0.0154577043486559" calcext:value-type="float">
            <text:p>0.0154577043</text:p>
          </table:table-cell>
          <table:table-cell office:value-type="float" office:value="0.260774135937221" calcext:value-type="float">
            <text:p>0.2607741359</text:p>
          </table:table-cell>
          <table:table-cell table:style-name="ce29" office:value-type="float" office:value="2.99391022530032" calcext:value-type="float">
            <text:p>2.9939</text:p>
          </table:table-cell>
          <table:table-cell table:style-name="ce34" office:value-type="float" office:value="6.17321018854693" calcext:value-type="float">
            <text:p>6.17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lorella variabilis</text:p>
          </table:table-cell>
          <table:table-cell table:style-name="ce9" office:value-type="string" calcext:value-type="string">
            <text:p>Cvar</text:p>
          </table:table-cell>
          <table:table-cell table:style-name="ce9" office:value-type="float" office:value="61" calcext:value-type="float">
            <text:p>61</text:p>
          </table:table-cell>
          <table:table-cell table:style-name="ce8" table:formula="of:=IF([.E65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989.68087164133" calcext:value-type="float">
            <text:p>989.6808716413</text:p>
          </table:table-cell>
          <table:table-cell office:value-type="float" office:value="644.431253459174" calcext:value-type="float">
            <text:p>644.4312534592</text:p>
          </table:table-cell>
          <table:table-cell office:value-type="float" office:value="418.324147791852" calcext:value-type="float">
            <text:p>418.3241477919</text:p>
          </table:table-cell>
          <table:table-cell table:style-name="ce9" office:value-type="float" office:value="989.68087164133" calcext:value-type="float">
            <text:p>989.6808716413</text:p>
          </table:table-cell>
          <table:table-cell office:value-type="float" office:value="644.431253459174" calcext:value-type="float">
            <text:p>644.4312534592</text:p>
          </table:table-cell>
          <table:table-cell office:value-type="float" office:value="467.557449729762" calcext:value-type="float">
            <text:p>467.5574497298</text:p>
          </table:table-cell>
          <table:table-cell office:value-type="float" office:value="0.0235462680030677" calcext:value-type="float">
            <text:p>0.023546268</text:p>
          </table:table-cell>
          <table:table-cell office:value-type="float" office:value="0.575215042478808" calcext:value-type="float">
            <text:p>0.5752150425</text:p>
          </table:table-cell>
          <table:table-cell table:style-name="ce29" office:value-type="float" office:value="2.8938037182495" calcext:value-type="float">
            <text:p>2.8938</text:p>
          </table:table-cell>
          <table:table-cell table:style-name="ce34" office:value-type="float" office:value="5.96679835159748" calcext:value-type="float">
            <text:p>5.96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lorophyta</text:p>
          </table:table-cell>
          <table:table-cell table:style-name="ce9" office:value-type="string" calcext:value-type="string">
            <text:p>CHLORO</text:p>
          </table:table-cell>
          <table:table-cell table:style-name="ce9" office:value-type="float" office:value="62" calcext:value-type="float">
            <text:p>62</text:p>
          </table:table-cell>
          <table:table-cell table:style-name="ce8" table:formula="of:=IF([.E66]&lt;2;0;1)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763.57376597401" calcext:value-type="float">
            <text:p>763.573765974</text:p>
          </table:table-cell>
          <table:table-cell office:value-type="float" office:value="378.24931501961" calcext:value-type="float">
            <text:p>378.2493150196</text:p>
          </table:table-cell>
          <table:table-cell office:value-type="float" office:value="515.841111562669" calcext:value-type="float">
            <text:p>515.8411115627</text:p>
          </table:table-cell>
          <table:table-cell table:style-name="ce9" office:value-type="float" office:value="812.807067911919" calcext:value-type="float">
            <text:p>812.8070679119</text:p>
          </table:table-cell>
          <table:table-cell office:value-type="float" office:value="425.812737491755" calcext:value-type="float">
            <text:p>425.8127374918</text:p>
          </table:table-cell>
          <table:table-cell office:value-type="float" office:value="530.511431582985" calcext:value-type="float">
            <text:p>530.511431583</text:p>
          </table:table-cell>
          <table:table-cell office:value-type="float" office:value="0.0156175067720369" calcext:value-type="float">
            <text:p>0.0156175068</text:p>
          </table:table-cell>
          <table:table-cell office:value-type="float" office:value="0.578195312974396" calcext:value-type="float">
            <text:p>0.578195313</text:p>
          </table:table-cell>
          <table:table-cell table:style-name="ce29" office:value-type="float" office:value="2.37662885354362" calcext:value-type="float">
            <text:p>2.3766</text:p>
          </table:table-cell>
          <table:table-cell table:style-name="ce34" office:value-type="float" office:value="4.90042397701434" calcext:value-type="float">
            <text:p>4.90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iridiplantae</text:p>
          </table:table-cell>
          <table:table-cell table:style-name="ce9" office:value-type="string" calcext:value-type="string">
            <text:p>VIRIDI</text:p>
          </table:table-cell>
          <table:table-cell table:style-name="ce9" office:value-type="float" office:value="63" calcext:value-type="float">
            <text:p>63</text:p>
          </table:table-cell>
          <table:table-cell table:style-name="ce8" table:formula="of:=IF([.E67]&lt;2;0;1)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901.16556251707" calcext:value-type="float">
            <text:p>901.1655625171</text:p>
          </table:table-cell>
          <table:table-cell office:value-type="float" office:value="357.784403974329" calcext:value-type="float">
            <text:p>357.7844039743</text:p>
          </table:table-cell>
          <table:table-cell office:value-type="float" office:value="166.304612036805" calcext:value-type="float">
            <text:p>166.3046120368</text:p>
          </table:table-cell>
          <table:table-cell table:style-name="ce9" office:value-type="float" office:value="917.50576200315" calcext:value-type="float">
            <text:p>917.5057620032</text:p>
          </table:table-cell>
          <table:table-cell office:value-type="float" office:value="373.496541349326" calcext:value-type="float">
            <text:p>373.4965413493</text:p>
          </table:table-cell>
          <table:table-cell office:value-type="float" office:value="169.612138473293" calcext:value-type="float">
            <text:p>169.6121384733</text:p>
          </table:table-cell>
          <table:table-cell office:value-type="float" office:value="0.0135963627939564" calcext:value-type="float">
            <text:p>0.0135963628</text:p>
          </table:table-cell>
          <table:table-cell office:value-type="float" office:value="0.237636968287799" calcext:value-type="float">
            <text:p>0.2376369683</text:p>
          </table:table-cell>
          <table:table-cell table:style-name="ce29" office:value-type="float" office:value="2.68276538597412" calcext:value-type="float">
            <text:p>2.6828</text:p>
          </table:table-cell>
          <table:table-cell table:style-name="ce34" office:value-type="float" office:value="5.53165371300177" calcext:value-type="float">
            <text:p>5.53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xoplasma gondii</text:p>
          </table:table-cell>
          <table:table-cell table:style-name="ce9" office:value-type="string" calcext:value-type="string">
            <text:p>Tgon</text:p>
          </table:table-cell>
          <table:table-cell table:style-name="ce9" office:value-type="float" office:value="64" calcext:value-type="float">
            <text:p>64</text:p>
          </table:table-cell>
          <table:table-cell table:style-name="ce8" table:formula="of:=IF([.E68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54.8270402854993" calcext:value-type="float">
            <text:p>54.8270402855</text:p>
          </table:table-cell>
          <table:table-cell office:value-type="float" office:value="19.9981840033277" calcext:value-type="float">
            <text:p>19.9981840033</text:p>
          </table:table-cell>
          <table:table-cell office:value-type="float" office:value="641.595598847452" calcext:value-type="float">
            <text:p>641.5955988475</text:p>
          </table:table-cell>
          <table:table-cell table:style-name="ce9" office:value-type="float" office:value="54.8270402854993" calcext:value-type="float">
            <text:p>54.8270402855</text:p>
          </table:table-cell>
          <table:table-cell office:value-type="float" office:value="19.9981840033277" calcext:value-type="float">
            <text:p>19.9981840033</text:p>
          </table:table-cell>
          <table:table-cell office:value-type="float" office:value="795.16891739772" calcext:value-type="float">
            <text:p>795.1689173977</text:p>
          </table:table-cell>
          <table:table-cell table:style-name="ce25" office:value-type="float" office:value="0.000733541982252358" calcext:value-type="float">
            <text:p>7.34E-04</text:p>
          </table:table-cell>
          <table:table-cell office:value-type="float" office:value="0.958049034903553" calcext:value-type="float">
            <text:p>0.9580490349</text:p>
          </table:table-cell>
          <table:table-cell table:style-name="ce29" office:value-type="float" office:value="0.160312983290934" calcext:value-type="float">
            <text:p>0.1603</text:p>
          </table:table-cell>
          <table:table-cell table:style-name="ce34" office:value-type="float" office:value="0.330552911521812" calcext:value-type="float">
            <text:p>0.33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trahymena thermophila</text:p>
          </table:table-cell>
          <table:table-cell table:style-name="ce9" office:value-type="string" calcext:value-type="string">
            <text:p>Tthe</text:p>
          </table:table-cell>
          <table:table-cell table:style-name="ce9" office:value-type="float" office:value="65" calcext:value-type="float">
            <text:p>65</text:p>
          </table:table-cell>
          <table:table-cell table:style-name="ce8" table:formula="of:=IF([.E69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452.337204607443" calcext:value-type="float">
            <text:p>452.3372046074</text:p>
          </table:table-cell>
          <table:table-cell office:value-type="float" office:value="163.831942189159" calcext:value-type="float">
            <text:p>163.8319421892</text:p>
          </table:table-cell>
          <table:table-cell office:value-type="float" office:value="387.919192711339" calcext:value-type="float">
            <text:p>387.9191927113</text:p>
          </table:table-cell>
          <table:table-cell table:style-name="ce9" office:value-type="float" office:value="452.337204607443" calcext:value-type="float">
            <text:p>452.3372046074</text:p>
          </table:table-cell>
          <table:table-cell office:value-type="float" office:value="163.831942189159" calcext:value-type="float">
            <text:p>163.8319421892</text:p>
          </table:table-cell>
          <table:table-cell office:value-type="float" office:value="541.492511261606" calcext:value-type="float">
            <text:p>541.4925112616</text:p>
          </table:table-cell>
          <table:table-cell office:value-type="float" office:value="0.00599473000314267" calcext:value-type="float">
            <text:p>0.00599473</text:p>
          </table:table-cell>
          <table:table-cell office:value-type="float" office:value="0.652385303329585" calcext:value-type="float">
            <text:p>0.6523853033</text:p>
          </table:table-cell>
          <table:table-cell table:style-name="ce29" office:value-type="float" office:value="1.32262340528492" calcext:value-type="float">
            <text:p>1.3226</text:p>
          </table:table-cell>
          <table:table-cell table:style-name="ce34" office:value-type="float" office:value="2.72714666328931" calcext:value-type="float">
            <text:p>2.72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lveolata</text:p>
          </table:table-cell>
          <table:table-cell table:style-name="ce9" office:value-type="string" calcext:value-type="string">
            <text:p>ALVEO</text:p>
          </table:table-cell>
          <table:table-cell table:style-name="ce9" office:value-type="float" office:value="66" calcext:value-type="float">
            <text:p>66</text:p>
          </table:table-cell>
          <table:table-cell table:style-name="ce8" table:formula="of:=IF([.E70]&lt;2;0;1)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76.424455129625" calcext:value-type="float">
            <text:p>676.4244551296</text:p>
          </table:table-cell>
          <table:table-cell office:value-type="float" office:value="193.611833370387" calcext:value-type="float">
            <text:p>193.6118333704</text:p>
          </table:table-cell>
          <table:table-cell office:value-type="float" office:value="38.635449319366" calcext:value-type="float">
            <text:p>38.6354493194</text:p>
          </table:table-cell>
          <table:table-cell table:style-name="ce9" office:value-type="float" office:value="829.997773679892" calcext:value-type="float">
            <text:p>829.9977736799</text:p>
          </table:table-cell>
          <table:table-cell office:value-type="float" office:value="345.875433289743" calcext:value-type="float">
            <text:p>345.8754332897</text:p>
          </table:table-cell>
          <table:table-cell office:value-type="float" office:value="38.8031284236995" calcext:value-type="float">
            <text:p>38.8031284237</text:p>
          </table:table-cell>
          <table:table-cell office:value-type="float" office:value="0.0124948868382541" calcext:value-type="float">
            <text:p>0.0124948868</text:p>
          </table:table-cell>
          <table:table-cell office:value-type="float" office:value="0.0745544739274193" calcext:value-type="float">
            <text:p>0.0745544739</text:p>
          </table:table-cell>
          <table:table-cell table:style-name="ce29" office:value-type="float" office:value="2.4268940750874" calcext:value-type="float">
            <text:p>2.4269</text:p>
          </table:table-cell>
          <table:table-cell table:style-name="ce34" office:value-type="float" office:value="5.00406695706813" calcext:value-type="float">
            <text:p>5.00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igelowiella natans</text:p>
          </table:table-cell>
          <table:table-cell table:style-name="ce9" office:value-type="string" calcext:value-type="string">
            <text:p>Bnat</text:p>
          </table:table-cell>
          <table:table-cell table:style-name="ce9" office:value-type="float" office:value="67" calcext:value-type="float">
            <text:p>67</text:p>
          </table:table-cell>
          <table:table-cell table:style-name="ce8" table:formula="of:=IF([.E71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225.43580077613" calcext:value-type="float">
            <text:p>1225.4358007761</text:p>
          </table:table-cell>
          <table:table-cell office:value-type="float" office:value="1011.50202648034" calcext:value-type="float">
            <text:p>1011.5020264803</text:p>
          </table:table-cell>
          <table:table-cell office:value-type="float" office:value="307.514296782813" calcext:value-type="float">
            <text:p>307.5142967828</text:p>
          </table:table-cell>
          <table:table-cell table:style-name="ce9" office:value-type="float" office:value="1225.43580077613" calcext:value-type="float">
            <text:p>1225.4358007761</text:p>
          </table:table-cell>
          <table:table-cell office:value-type="float" office:value="1011.50202648034" calcext:value-type="float">
            <text:p>1011.5020264803</text:p>
          </table:table-cell>
          <table:table-cell office:value-type="float" office:value="308.991694518058" calcext:value-type="float">
            <text:p>308.9916945181</text:p>
          </table:table-cell>
          <table:table-cell office:value-type="float" office:value="0.0365518428694388" calcext:value-type="float">
            <text:p>0.0365518429</text:p>
          </table:table-cell>
          <table:table-cell office:value-type="float" office:value="0.590913891017928" calcext:value-type="float">
            <text:p>0.590913891</text:p>
          </table:table-cell>
          <table:table-cell table:style-name="ce29" office:value-type="float" office:value="3.58314561630447" calcext:value-type="float">
            <text:p>3.5831</text:p>
          </table:table-cell>
          <table:table-cell table:style-name="ce34" office:value-type="float" office:value="7.38816776758869" calcext:value-type="float">
            <text:p>7.388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ctocarpus siliculosus</text:p>
          </table:table-cell>
          <table:table-cell table:style-name="ce9" office:value-type="string" calcext:value-type="string">
            <text:p>Esil</text:p>
          </table:table-cell>
          <table:table-cell table:style-name="ce9" office:value-type="float" office:value="68" calcext:value-type="float">
            <text:p>68</text:p>
          </table:table-cell>
          <table:table-cell table:style-name="ce8" table:formula="of:=IF([.E72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024.10087108145" calcext:value-type="float">
            <text:p>1024.1008710815</text:p>
          </table:table-cell>
          <table:table-cell office:value-type="float" office:value="760.094257982072" calcext:value-type="float">
            <text:p>760.0942579821</text:p>
          </table:table-cell>
          <table:table-cell office:value-type="float" office:value="441.685424370137" calcext:value-type="float">
            <text:p>441.6854243701</text:p>
          </table:table-cell>
          <table:table-cell table:style-name="ce9" office:value-type="float" office:value="1024.10087108145" calcext:value-type="float">
            <text:p>1024.1008710815</text:p>
          </table:table-cell>
          <table:table-cell office:value-type="float" office:value="760.094257982072" calcext:value-type="float">
            <text:p>760.0942579821</text:p>
          </table:table-cell>
          <table:table-cell office:value-type="float" office:value="561.712542418736" calcext:value-type="float">
            <text:p>561.7125424187</text:p>
          </table:table-cell>
          <table:table-cell office:value-type="float" office:value="0.0277885906126845" calcext:value-type="float">
            <text:p>0.0277885906</text:p>
          </table:table-cell>
          <table:table-cell office:value-type="float" office:value="0.680209019105465" calcext:value-type="float">
            <text:p>0.6802090191</text:p>
          </table:table-cell>
          <table:table-cell table:style-name="ce29" office:value-type="float" office:value="2.99444699146623" calcext:value-type="float">
            <text:p>2.9944</text:p>
          </table:table-cell>
          <table:table-cell table:style-name="ce34" office:value-type="float" office:value="6.17431695866189" calcext:value-type="float">
            <text:p>6.174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hytophthora infestans</text:p>
          </table:table-cell>
          <table:table-cell table:style-name="ce9" office:value-type="string" calcext:value-type="string">
            <text:p>Pinf</text:p>
          </table:table-cell>
          <table:table-cell table:style-name="ce9" office:value-type="float" office:value="69" calcext:value-type="float">
            <text:p>69</text:p>
          </table:table-cell>
          <table:table-cell table:style-name="ce8" table:formula="of:=IF([.E73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66.316720125496" calcext:value-type="float">
            <text:p>266.3167201255</text:p>
          </table:table-cell>
          <table:table-cell office:value-type="float" office:value="37.5281625731251" calcext:value-type="float">
            <text:p>37.5281625731</text:p>
          </table:table-cell>
          <table:table-cell office:value-type="float" office:value="476.903479917144" calcext:value-type="float">
            <text:p>476.9034799171</text:p>
          </table:table-cell>
          <table:table-cell table:style-name="ce9" office:value-type="float" office:value="266.316720125496" calcext:value-type="float">
            <text:p>266.3167201255</text:p>
          </table:table-cell>
          <table:table-cell office:value-type="float" office:value="37.5281625731251" calcext:value-type="float">
            <text:p>37.5281625731</text:p>
          </table:table-cell>
          <table:table-cell office:value-type="float" office:value="596.930597965743" calcext:value-type="float">
            <text:p>596.9305979657</text:p>
          </table:table-cell>
          <table:table-cell office:value-type="float" office:value="0.00137474697255831" calcext:value-type="float">
            <text:p>0.001374747</text:p>
          </table:table-cell>
          <table:table-cell office:value-type="float" office:value="0.722933392137517" calcext:value-type="float">
            <text:p>0.7229333921</text:p>
          </table:table-cell>
          <table:table-cell table:style-name="ce29" office:value-type="float" office:value="0.77870386001607" calcext:value-type="float">
            <text:p>0.7787</text:p>
          </table:table-cell>
          <table:table-cell table:style-name="ce34" office:value-type="float" office:value="1.60562683606514" calcext:value-type="float">
            <text:p>1.60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amenopila/Heterokonta</text:p>
          </table:table-cell>
          <table:table-cell table:style-name="ce10" office:value-type="string" calcext:value-type="string">
            <text:p>STRAM</text:p>
          </table:table-cell>
          <table:table-cell table:style-name="ce9" office:value-type="float" office:value="70" calcext:value-type="float">
            <text:p>70</text:p>
          </table:table-cell>
          <table:table-cell table:style-name="ce8" table:formula="of:=IF([.E74]&lt;2;0;1)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0" office:value-type="float" office:value="705.692037469515" calcext:value-type="float">
            <text:p>705.6920374695</text:p>
          </table:table-cell>
          <table:table-cell office:value-type="float" office:value="215.680199695442" calcext:value-type="float">
            <text:p>215.6801996954</text:p>
          </table:table-cell>
          <table:table-cell office:value-type="float" office:value="31.4362333045285" calcext:value-type="float">
            <text:p>31.4362333045</text:p>
          </table:table-cell>
          <table:table-cell table:style-name="ce10" office:value-type="float" office:value="825.719155518113" calcext:value-type="float">
            <text:p>825.7191555181</text:p>
          </table:table-cell>
          <table:table-cell office:value-type="float" office:value="334.396753541594" calcext:value-type="float">
            <text:p>334.3967535416</text:p>
          </table:table-cell>
          <table:table-cell office:value-type="float" office:value="31.6030668373264" calcext:value-type="float">
            <text:p>31.6030668373</text:p>
          </table:table-cell>
          <table:table-cell office:value-type="float" office:value="0.0120867711074364" calcext:value-type="float">
            <text:p>0.0120867711</text:p>
          </table:table-cell>
          <table:table-cell office:value-type="float" office:value="0.0605712198129044" calcext:value-type="float">
            <text:p>0.0605712198</text:p>
          </table:table-cell>
          <table:table-cell table:style-name="ce29" office:value-type="float" office:value="2.414383495667" calcext:value-type="float">
            <text:p>2.4144</text:p>
          </table:table-cell>
          <table:table-cell table:style-name="ce34" office:value-type="float" office:value="4.97827111466442" calcext:value-type="float">
            <text:p>4.97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R (Stram+Alveolata+Rhizaria)</text:p>
          </table:table-cell>
          <table:table-cell table:style-name="ce9" office:value-type="string" calcext:value-type="string">
            <text:p>SAR</text:p>
          </table:table-cell>
          <table:table-cell table:style-name="ce9" office:value-type="float" office:value="71" calcext:value-type="float">
            <text:p>71</text:p>
          </table:table-cell>
          <table:table-cell table:style-name="ce8" table:formula="of:=IF([.E75]&lt;2;0;1)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521.4480710786" calcext:value-type="float">
            <text:p>521.4480710786</text:p>
          </table:table-cell>
          <table:table-cell office:value-type="float" office:value="0.0180339531029056" calcext:value-type="float">
            <text:p>0.0180339531</text:p>
          </table:table-cell>
          <table:table-cell office:value-type="float" office:value="188.255733454044" calcext:value-type="float">
            <text:p>188.255733454</text:p>
          </table:table-cell>
          <table:table-cell table:style-name="ce9" office:value-type="float" office:value="522.925468813845" calcext:value-type="float">
            <text:p>522.9254688138</text:p>
          </table:table-cell>
          <table:table-cell office:value-type="float" office:value="0.0216443440686534" calcext:value-type="float">
            <text:p>0.0216443441</text:p>
          </table:table-cell>
          <table:table-cell office:value-type="float" office:value="190.717534657337" calcext:value-type="float">
            <text:p>190.7175346573</text:p>
          </table:table-cell>
          <table:table-cell table:style-name="ce25" office:value-type="float" office:value="0.000000857631589572022" calcext:value-type="float">
            <text:p>8.58E-07</text:p>
          </table:table-cell>
          <table:table-cell office:value-type="float" office:value="0.267312914804722" calcext:value-type="float">
            <text:p>0.2673129148</text:p>
          </table:table-cell>
          <table:table-cell table:style-name="ce29" office:value-type="float" office:value="1.52902183863697" calcext:value-type="float">
            <text:p>1.5290</text:p>
          </table:table-cell>
          <table:table-cell table:style-name="ce34" office:value-type="float" office:value="3.15272419093251" calcext:value-type="float">
            <text:p>3.15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ikonta/Diaphoratickes</text:p>
          </table:table-cell>
          <table:table-cell table:style-name="ce9" office:value-type="string" calcext:value-type="string">
            <text:p>BIKONT</text:p>
          </table:table-cell>
          <table:table-cell table:style-name="ce9" office:value-type="float" office:value="72" calcext:value-type="float">
            <text:p>72</text:p>
          </table:table-cell>
          <table:table-cell table:style-name="ce8" table:formula="of:=IF([.E76]&lt;2;0;1)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709.685770579543" calcext:value-type="float">
            <text:p>709.6857705795</text:p>
          </table:table-cell>
          <table:table-cell office:value-type="float" office:value="17.1488781950051" calcext:value-type="float">
            <text:p>17.148878195</text:p>
          </table:table-cell>
          <table:table-cell office:value-type="float" office:value="123.87066682299" calcext:value-type="float">
            <text:p>123.870666823</text:p>
          </table:table-cell>
          <table:table-cell table:style-name="ce9" office:value-type="float" office:value="713.621359127115" calcext:value-type="float">
            <text:p>713.6213591271</text:p>
          </table:table-cell>
          <table:table-cell office:value-type="float" office:value="18.757244557076" calcext:value-type="float">
            <text:p>18.7572445571</text:p>
          </table:table-cell>
          <table:table-cell office:value-type="float" office:value="127.359734895349" calcext:value-type="float">
            <text:p>127.3597348953</text:p>
          </table:table-cell>
          <table:table-cell table:style-name="ce25" office:value-type="float" office:value="0.000681411073289781" calcext:value-type="float">
            <text:p>6.81E-04</text:p>
          </table:table-cell>
          <table:table-cell office:value-type="float" office:value="0.155055820651229" calcext:value-type="float">
            <text:p>0.1550558207</text:p>
          </table:table-cell>
          <table:table-cell table:style-name="ce29" office:value-type="float" office:value="2.08661216119039" calcext:value-type="float">
            <text:p>2.0866</text:p>
          </table:table-cell>
          <table:table-cell table:style-name="ce34" office:value-type="float" office:value="4.30243209838209" calcext:value-type="float">
            <text:p>4.30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egleria gruberi</text:p>
          </table:table-cell>
          <table:table-cell table:style-name="ce9" office:value-type="string" calcext:value-type="string">
            <text:p>Ngru</text:p>
          </table:table-cell>
          <table:table-cell table:style-name="ce9" office:value-type="float" office:value="73" calcext:value-type="float">
            <text:p>73</text:p>
          </table:table-cell>
          <table:table-cell table:style-name="ce8" table:formula="of:=IF([.E77]&lt;2;0;1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73.7440140619178" calcext:value-type="float">
            <text:p>73.7440140619</text:p>
          </table:table-cell>
          <table:table-cell office:value-type="float" office:value="35.1040437953175" calcext:value-type="float">
            <text:p>35.1040437953</text:p>
          </table:table-cell>
          <table:table-cell office:value-type="float" office:value="777.767588940926" calcext:value-type="float">
            <text:p>777.7675889409</text:p>
          </table:table-cell>
          <table:table-cell table:style-name="ce9" office:value-type="float" office:value="73.7440140619178" calcext:value-type="float">
            <text:p>73.7440140619</text:p>
          </table:table-cell>
          <table:table-cell office:value-type="float" office:value="35.1040437953175" calcext:value-type="float">
            <text:p>35.1040437953</text:p>
          </table:table-cell>
          <table:table-cell office:value-type="float" office:value="783.583879198786" calcext:value-type="float">
            <text:p>783.5838791988</text:p>
          </table:table-cell>
          <table:table-cell office:value-type="float" office:value="0.00128307398388758" calcext:value-type="float">
            <text:p>0.001283074</text:p>
          </table:table-cell>
          <table:table-cell office:value-type="float" office:value="0.953008171902102" calcext:value-type="float">
            <text:p>0.9530081719</text:p>
          </table:table-cell>
          <table:table-cell table:style-name="ce29" office:value-type="float" office:value="0.215625772110871" calcext:value-type="float">
            <text:p>0.2156</text:p>
          </table:table-cell>
          <table:table-cell table:style-name="ce34" office:value-type="float" office:value="0.444603582986394" calcext:value-type="float">
            <text:p>0.44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ncestral eukaryote (root)</text:p>
          </table:table-cell>
          <table:table-cell table:style-name="ce16" office:value-type="string" calcext:value-type="string">
            <text:p>LECA</text:p>
          </table:table-cell>
          <table:table-cell table:style-name="ce16" office:value-type="float" office:value="74" calcext:value-type="float">
            <text:p>74</text:p>
          </table:table-cell>
          <table:table-cell table:style-name="ce8" table:formula="of:=IF([.E78]&lt;2;0;1)" office:value-type="float" office:value="1" calcext:value-type="float">
            <text:p>1</text:p>
          </table:table-cell>
          <table:table-cell table:style-name="ce18" office:value-type="float" office:value="13" calcext:value-type="float">
            <text:p>13</text:p>
          </table:table-cell>
          <table:table-cell table:style-name="ce16" office:value-type="float" office:value="816.407559207524" calcext:value-type="float">
            <text:p>816.4075592075</text:p>
          </table:table-cell>
          <table:table-cell table:number-columns-repeated="2"/>
          <table:table-cell table:style-name="ce16" office:value-type="float" office:value="822.223849465385" calcext:value-type="float">
            <text:p>822.2238494654</text:p>
          </table:table-cell>
          <table:table-cell table:number-columns-repeated="2"/>
          <table:table-cell table:style-name="ce26" table:number-columns-repeated="2"/>
          <table:table-cell table:style-name="ce31" office:value-type="float" office:value="2.40416330253037" calcext:value-type="float">
            <text:p>2.4042</text:p>
          </table:table-cell>
          <table:table-cell table:style-name="ce36" office:value-type="float" office:value="4.95719787076191" calcext:value-type="float">
            <text:p>4.9572</text:p>
          </table:table-cell>
          <table:table-cell table:style-name="ce26" table:number-columns-repeated="7"/>
          <table:table-cell table:number-columns-repeated="1002"/>
        </table:table-row>
        <table:table-row table:style-name="ro4" table:number-rows-repeated="4">
          <table:table-cell table:number-columns-repeated="11"/>
          <table:table-cell table:style-name="ce26" table:number-columns-repeated="2"/>
          <table:table-cell table:style-name="ce32" table:number-columns-repeated="2"/>
          <table:table-cell table:style-name="ce26" table:number-columns-repeated="7"/>
          <table:table-cell table:number-columns-repeated="1002"/>
        </table:table-row>
        <table:table-row table:style-name="ro4" table:number-rows-repeated="104849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ull1.N5:Full1.N78">
            <calcext:color-scale>
              <calcext:color-scale-entry calcext:value="0" calcext:type="minimum" calcext:color="#ffffff"/>
              <calcext:color-scale-entry calcext:value="0" calcext:type="maximum" calcext:color="#66cc00"/>
            </calcext:color-scale>
          </calcext:conditional-format>
          <calcext:conditional-format calcext:target-range-address="Full1.O5:Full1.O78">
            <calcext:color-scale>
              <calcext:color-scale-entry calcext:value="0" calcext:type="minimum" calcext:color="#ffffff"/>
              <calcext:color-scale-entry calcext:value="0" calcext:type="maximum" calcext:color="#66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Full1.A4:Full1.O78">
          <table:sort>
            <table:sort-by table:field-number="1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4P0"/>
    </number:currency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16">
      <number:text>-</number:text>
      <number:number number:decimal-places="0" loext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16P0"/>
    </number:currency-style>
    <number:currency-style style:name="N117P0" style:volatile="true">
      <number:number number:decimal-places="0" loext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1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17P0"/>
    </number:currency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percentage-style style:name="N134">
      <number:number number:decimal-places="1" loext:min-decimal-places="1" number:min-integer-digits="1"/>
      <number:text>%</number:text>
    </number:percentage-style>
    <number:number-style style:name="N135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10:51:30.925231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 </meta:initial-creator>
    <meta:creation-date>2016-11-30T15:42:46.169598656</meta:creation-date>
    <dc:date>2017-01-02T15:33:55.936757579</dc:date>
    <meta:editing-duration>PT53M13S</meta:editing-duration>
    <meta:editing-cycles>37</meta:editing-cycles>
    <meta:generator>LibreOffice/5.1.4.2$Linux_X86_64 LibreOffice_project/10m0$Build-2</meta:generator>
    <meta:document-statistic meta:table-count="1" meta:cell-count="1136" meta:object-count="0"/>
  </office:meta>
</office:document-meta>
</file>